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61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cer campestre</text:p>
          </table:table-cell>
          <table:table-cell office:value-type="float" office:value="79734">
            <text:p>79734</text:p>
          </table:table-cell>
        </table:table-row>
        <table:table-row table:style-name="ro1">
          <table:table-cell office:value-type="string">
            <text:p>Acer platanoides</text:p>
          </table:table-cell>
          <table:table-cell office:value-type="float" office:value="79779">
            <text:p>79779</text:p>
          </table:table-cell>
        </table:table-row>
        <table:table-row table:style-name="ro1">
          <table:table-cell office:value-type="string">
            <text:p>Acer pseudoplatanus</text:p>
          </table:table-cell>
          <table:table-cell office:value-type="float" office:value="79783">
            <text:p>79783</text:p>
          </table:table-cell>
        </table:table-row>
        <table:table-row table:style-name="ro1">
          <table:table-cell office:value-type="string">
            <text:p>Achillea millefolium</text:p>
          </table:table-cell>
          <table:table-cell office:value-type="float" office:value="79908">
            <text:p>79908</text:p>
          </table:table-cell>
        </table:table-row>
        <table:table-row table:style-name="ro1">
          <table:table-cell office:value-type="string">
            <text:p>Agrimonia eupatoria</text:p>
          </table:table-cell>
          <table:table-cell office:value-type="float" office:value="80410">
            <text:p>80410</text:p>
          </table:table-cell>
        </table:table-row>
        <table:table-row table:style-name="ro1">
          <table:table-cell office:value-type="string">
            <text:p>Agropiropyron repens</text:p>
          </table:table-cell>
          <table:table-cell office:value-type="float" office:value="80499">
            <text:p>80499</text:p>
          </table:table-cell>
        </table:table-row>
        <table:table-row table:style-name="ro1">
          <table:table-cell office:value-type="string">
            <text:p>Agrostis canina</text:p>
          </table:table-cell>
          <table:table-cell office:value-type="float" office:value="80590">
            <text:p>80590</text:p>
          </table:table-cell>
        </table:table-row>
        <table:table-row table:style-name="ro1">
          <table:table-cell office:value-type="string">
            <text:p>Agrostis capillaris</text:p>
          </table:table-cell>
          <table:table-cell office:value-type="float" office:value="80591">
            <text:p>80591</text:p>
          </table:table-cell>
        </table:table-row>
        <table:table-row table:style-name="ro1">
          <table:table-cell office:value-type="string">
            <text:p>Agrostis stolonifera</text:p>
          </table:table-cell>
          <table:table-cell office:value-type="float" office:value="80759">
            <text:p>80759</text:p>
          </table:table-cell>
        </table:table-row>
        <table:table-row table:style-name="ro1">
          <table:table-cell office:value-type="string">
            <text:p>Ailanthus altissima</text:p>
          </table:table-cell>
          <table:table-cell office:value-type="float" office:value="80824">
            <text:p>80824</text:p>
          </table:table-cell>
        </table:table-row>
        <table:table-row table:style-name="ro1">
          <table:table-cell office:value-type="string">
            <text:p>Aira praecox</text:p>
          </table:table-cell>
          <table:table-cell office:value-type="float" office:value="80911">
            <text:p>80911</text:p>
          </table:table-cell>
        </table:table-row>
        <table:table-row table:style-name="ro1">
          <table:table-cell office:value-type="string">
            <text:p>Ajuga reptans</text:p>
          </table:table-cell>
          <table:table-cell office:value-type="float" office:value="80990">
            <text:p>80990</text:p>
          </table:table-cell>
        </table:table-row>
        <table:table-row table:style-name="ro1">
          <table:table-cell office:value-type="string">
            <text:p>Alliaria petiolata</text:p>
          </table:table-cell>
          <table:table-cell office:value-type="float" office:value="81295">
            <text:p>81295</text:p>
          </table:table-cell>
        </table:table-row>
        <table:table-row table:style-name="ro1">
          <table:table-cell office:value-type="string">
            <text:p>Allium ursinum</text:p>
          </table:table-cell>
          <table:table-cell office:value-type="float" office:value="81541">
            <text:p>81541</text:p>
          </table:table-cell>
        </table:table-row>
        <table:table-row table:style-name="ro1">
          <table:table-cell office:value-type="string">
            <text:p>Alopecurus pratensis</text:p>
          </table:table-cell>
          <table:table-cell office:value-type="float" office:value="81656">
            <text:p>81656</text:p>
          </table:table-cell>
        </table:table-row>
        <table:table-row table:style-name="ro1">
          <table:table-cell office:value-type="string">
            <text:p>Anacamptis pyramidalis</text:p>
          </table:table-cell>
          <table:table-cell office:value-type="float" office:value="82288">
            <text:p>82288</text:p>
          </table:table-cell>
        </table:table-row>
        <table:table-row table:style-name="ro1">
          <table:table-cell office:value-type="string">
            <text:p>Anagallis arvensis</text:p>
          </table:table-cell>
          <table:table-cell office:value-type="float" office:value="82321">
            <text:p>82321</text:p>
          </table:table-cell>
        </table:table-row>
        <table:table-row table:style-name="ro1">
          <table:table-cell office:value-type="string">
            <text:p>Anagallis foemina</text:p>
          </table:table-cell>
          <table:table-cell office:value-type="float" office:value="82329">
            <text:p>82329</text:p>
          </table:table-cell>
        </table:table-row>
        <table:table-row table:style-name="ro1">
          <table:table-cell office:value-type="string">
            <text:p>Anemone sylvestris</text:p>
          </table:table-cell>
          <table:table-cell office:value-type="float" office:value="82665">
            <text:p>82665</text:p>
          </table:table-cell>
        </table:table-row>
        <table:table-row table:style-name="ro1">
          <table:table-cell office:value-type="string">
            <text:p>Anisantha sterilis</text:p>
          </table:table-cell>
          <table:table-cell office:value-type="float" office:value="82757">
            <text:p>82757</text:p>
          </table:table-cell>
        </table:table-row>
        <table:table-row table:style-name="ro1">
          <table:table-cell office:value-type="string">
            <text:p>Anthoxanthum odoratum</text:p>
          </table:table-cell>
          <table:table-cell office:value-type="float" office:value="82922">
            <text:p>82922</text:p>
          </table:table-cell>
        </table:table-row>
        <table:table-row table:style-name="ro1">
          <table:table-cell office:value-type="string">
            <text:p>Anthriscus sylvestris</text:p>
          </table:table-cell>
          <table:table-cell office:value-type="float" office:value="82952">
            <text:p>82952</text:p>
          </table:table-cell>
        </table:table-row>
        <table:table-row table:style-name="ro1">
          <table:table-cell office:value-type="string">
            <text:p>Vulneraria anthyllis</text:p>
          </table:table-cell>
          <table:table-cell office:value-type="float" office:value="82999">
            <text:p>82999</text:p>
          </table:table-cell>
        </table:table-row>
        <table:table-row table:style-name="ro1">
          <table:table-cell office:value-type="string">
            <text:p>Arctium lappa</text:p>
          </table:table-cell>
          <table:table-cell office:value-type="float" office:value="83499">
            <text:p>83499</text:p>
          </table:table-cell>
        </table:table-row>
        <table:table-row table:style-name="ro1">
          <table:table-cell office:value-type="string">
            <text:p>Argentina anserina</text:p>
          </table:table-cell>
          <table:table-cell office:value-type="float" office:value="83714">
            <text:p>83714</text:p>
          </table:table-cell>
        </table:table-row>
        <table:table-row table:style-name="ro1">
          <table:table-cell office:value-type="string">
            <text:p>Arrhenatherum elatius</text:p>
          </table:table-cell>
          <table:table-cell office:value-type="float" office:value="83912">
            <text:p>83912</text:p>
          </table:table-cell>
        </table:table-row>
        <table:table-row table:style-name="ro1">
          <table:table-cell office:value-type="string">
            <text:p>Artemisia vulgaris</text:p>
          </table:table-cell>
          <table:table-cell office:value-type="float" office:value="84061">
            <text:p>84061</text:p>
          </table:table-cell>
        </table:table-row>
        <table:table-row table:style-name="ro1">
          <table:table-cell office:value-type="string">
            <text:p>Astragalus glycyphyllos</text:p>
          </table:table-cell>
          <table:table-cell office:value-type="float" office:value="84843">
            <text:p>84843</text:p>
          </table:table-cell>
        </table:table-row>
        <table:table-row table:style-name="ro1">
          <table:table-cell office:value-type="string">
            <text:p>Avena fatua</text:p>
          </table:table-cell>
          <table:table-cell office:value-type="float" office:value="85250">
            <text:p>85250</text:p>
          </table:table-cell>
        </table:table-row>
        <table:table-row table:style-name="ro1">
          <table:table-cell office:value-type="string">
            <text:p>Avena sativa</text:p>
          </table:table-cell>
          <table:table-cell office:value-type="float" office:value="85357">
            <text:p>85357</text:p>
          </table:table-cell>
        </table:table-row>
        <table:table-row table:style-name="ro1">
          <table:table-cell office:value-type="string">
            <text:p>Bellis perennis</text:p>
          </table:table-cell>
          <table:table-cell office:value-type="float" office:value="85740">
            <text:p>85740</text:p>
          </table:table-cell>
        </table:table-row>
        <table:table-row table:style-name="ro1">
          <table:table-cell office:value-type="string">
            <text:p>Berula erecta</text:p>
          </table:table-cell>
          <table:table-cell office:value-type="float" office:value="85798">
            <text:p>85798</text:p>
          </table:table-cell>
        </table:table-row>
        <table:table-row table:style-name="ro1">
          <table:table-cell office:value-type="string">
            <text:p>Blackstonia perfoliata</text:p>
          </table:table-cell>
          <table:table-cell office:value-type="float" office:value="86087">
            <text:p>86087</text:p>
          </table:table-cell>
        </table:table-row>
        <table:table-row table:style-name="ro1">
          <table:table-cell office:value-type="string">
            <text:p>Brachypodium distachyon</text:p>
          </table:table-cell>
          <table:table-cell office:value-type="float" office:value="86262">
            <text:p>86262</text:p>
          </table:table-cell>
        </table:table-row>
        <table:table-row table:style-name="ro1">
          <table:table-cell office:value-type="string">
            <text:p>Brachypodium pinnatum</text:p>
          </table:table-cell>
          <table:table-cell office:value-type="float" office:value="86289">
            <text:p>86289</text:p>
          </table:table-cell>
        </table:table-row>
        <table:table-row table:style-name="ro1">
          <table:table-cell office:value-type="string">
            <text:p>Brachypodium sylvaticum</text:p>
          </table:table-cell>
          <table:table-cell office:value-type="float" office:value="86305">
            <text:p>86305</text:p>
          </table:table-cell>
        </table:table-row>
        <table:table-row table:style-name="ro1">
          <table:table-cell office:value-type="string">
            <text:p>Briza media</text:p>
          </table:table-cell>
          <table:table-cell office:value-type="float" office:value="86490">
            <text:p>86490</text:p>
          </table:table-cell>
        </table:table-row>
        <table:table-row table:style-name="ro1">
          <table:table-cell office:value-type="string">
            <text:p>Bromopsis erecta</text:p>
          </table:table-cell>
          <table:table-cell office:value-type="float" office:value="86512">
            <text:p>86512</text:p>
          </table:table-cell>
        </table:table-row>
        <table:table-row table:style-name="ro1">
          <table:table-cell office:value-type="string">
            <text:p>Bromus hordeaceus</text:p>
          </table:table-cell>
          <table:table-cell office:value-type="float" office:value="86634">
            <text:p>86634</text:p>
          </table:table-cell>
        </table:table-row>
        <table:table-row table:style-name="ro1">
          <table:table-cell office:value-type="string">
            <text:p>Bromus inermis</text:p>
          </table:table-cell>
          <table:table-cell office:value-type="float" office:value="86640">
            <text:p>86640</text:p>
          </table:table-cell>
        </table:table-row>
        <table:table-row table:style-name="ro1">
          <table:table-cell office:value-type="string">
            <text:p>Bromus sterilis</text:p>
          </table:table-cell>
          <table:table-cell office:value-type="float" office:value="86763">
            <text:p>86763</text:p>
          </table:table-cell>
        </table:table-row>
        <table:table-row table:style-name="ro1">
          <table:table-cell office:value-type="string">
            <text:p>Buddleja davidii</text:p>
          </table:table-cell>
          <table:table-cell office:value-type="float" office:value="86869">
            <text:p>86869</text:p>
          </table:table-cell>
        </table:table-row>
        <table:table-row table:style-name="ro1">
          <table:table-cell office:value-type="string">
            <text:p>Calamagrostis arundinacea</text:p>
          </table:table-cell>
          <table:table-cell office:value-type="float" office:value="87212">
            <text:p>87212</text:p>
          </table:table-cell>
        </table:table-row>
        <table:table-row table:style-name="ro1">
          <table:table-cell office:value-type="string">
            <text:p>Calamagrostis epigejos</text:p>
          </table:table-cell>
          <table:table-cell office:value-type="float" office:value="87227">
            <text:p>87227</text:p>
          </table:table-cell>
        </table:table-row>
        <table:table-row table:style-name="ro1">
          <table:table-cell office:value-type="string">
            <text:p>Calluna vulgaris</text:p>
          </table:table-cell>
          <table:table-cell office:value-type="float" office:value="87501">
            <text:p>87501</text:p>
          </table:table-cell>
        </table:table-row>
        <table:table-row table:style-name="ro1">
          <table:table-cell office:value-type="string">
            <text:p>Calystegia sepium</text:p>
          </table:table-cell>
          <table:table-cell office:value-type="float" office:value="87560">
            <text:p>87560</text:p>
          </table:table-cell>
        </table:table-row>
        <table:table-row table:style-name="ro1">
          <table:table-cell office:value-type="string">
            <text:p>Campanula rapunculus</text:p>
          </table:table-cell>
          <table:table-cell office:value-type="float" office:value="87712">
            <text:p>87712</text:p>
          </table:table-cell>
        </table:table-row>
        <table:table-row table:style-name="ro1">
          <table:table-cell office:value-type="string">
            <text:p>Campanula rotundifolia</text:p>
          </table:table-cell>
          <table:table-cell office:value-type="float" office:value="87720">
            <text:p>87720</text:p>
          </table:table-cell>
        </table:table-row>
        <table:table-row table:style-name="ro1">
          <table:table-cell office:value-type="string">
            <text:p>Cardamine pratensis</text:p>
          </table:table-cell>
          <table:table-cell office:value-type="float" office:value="87964">
            <text:p>87964</text:p>
          </table:table-cell>
        </table:table-row>
        <table:table-row table:style-name="ro1">
          <table:table-cell office:value-type="string">
            <text:p>Cardaria draba</text:p>
          </table:table-cell>
          <table:table-cell office:value-type="float" office:value="88012">
            <text:p>88012</text:p>
          </table:table-cell>
        </table:table-row>
        <table:table-row table:style-name="ro1">
          <table:table-cell office:value-type="string">
            <text:p>Carex cuprina</text:p>
          </table:table-cell>
          <table:table-cell office:value-type="float" office:value="88448">
            <text:p>88448</text:p>
          </table:table-cell>
        </table:table-row>
        <table:table-row table:style-name="ro1">
          <table:table-cell office:value-type="string">
            <text:p>Carex dioica</text:p>
          </table:table-cell>
          <table:table-cell office:value-type="float" office:value="88472">
            <text:p>88472</text:p>
          </table:table-cell>
        </table:table-row>
        <table:table-row table:style-name="ro1">
          <table:table-cell office:value-type="string">
            <text:p>Carex flacca</text:p>
          </table:table-cell>
          <table:table-cell office:value-type="float" office:value="88510">
            <text:p>88510</text:p>
          </table:table-cell>
        </table:table-row>
        <table:table-row table:style-name="ro1">
          <table:table-cell office:value-type="string">
            <text:p>Carex hirta</text:p>
          </table:table-cell>
          <table:table-cell office:value-type="float" office:value="88569">
            <text:p>88569</text:p>
          </table:table-cell>
        </table:table-row>
        <table:table-row table:style-name="ro1">
          <table:table-cell office:value-type="string">
            <text:p>Carex pendula</text:p>
          </table:table-cell>
          <table:table-cell office:value-type="float" office:value="88766">
            <text:p>88766</text:p>
          </table:table-cell>
        </table:table-row>
        <table:table-row table:style-name="ro1">
          <table:table-cell office:value-type="string">
            <text:p>Carex spicata</text:p>
          </table:table-cell>
          <table:table-cell office:value-type="float" office:value="88885">
            <text:p>88885</text:p>
          </table:table-cell>
        </table:table-row>
        <table:table-row table:style-name="ro1">
          <table:table-cell office:value-type="string">
            <text:p>Carpinus betulus</text:p>
          </table:table-cell>
          <table:table-cell office:value-type="float" office:value="89200">
            <text:p>89200</text:p>
          </table:table-cell>
        </table:table-row>
        <table:table-row table:style-name="ro1">
          <table:table-cell office:value-type="string">
            <text:p>Centaurea scabiosa</text:p>
          </table:table-cell>
          <table:table-cell office:value-type="float" office:value="89697">
            <text:p>89697</text:p>
          </table:table-cell>
        </table:table-row>
        <table:table-row table:style-name="ro1">
          <table:table-cell office:value-type="string">
            <text:p>Erythraea centaurium</text:p>
          </table:table-cell>
          <table:table-cell office:value-type="float" office:value="89840">
            <text:p>89840</text:p>
          </table:table-cell>
        </table:table-row>
        <table:table-row table:style-name="ro1">
          <table:table-cell office:value-type="string">
            <text:p>Cerastium dubium</text:p>
          </table:table-cell>
          <table:table-cell office:value-type="float" office:value="89999">
            <text:p>89999</text:p>
          </table:table-cell>
        </table:table-row>
        <table:table-row table:style-name="ro1">
          <table:table-cell office:value-type="string">
            <text:p>Cerastium fontanum</text:p>
          </table:table-cell>
          <table:table-cell office:value-type="float" office:value="90008">
            <text:p>90008</text:p>
          </table:table-cell>
        </table:table-row>
        <table:table-row table:style-name="ro1">
          <table:table-cell office:value-type="string">
            <text:p>Cerastium glomeratum</text:p>
          </table:table-cell>
          <table:table-cell office:value-type="float" office:value="90017">
            <text:p>90017</text:p>
          </table:table-cell>
        </table:table-row>
        <table:table-row table:style-name="ro1">
          <table:table-cell office:value-type="string">
            <text:p>Cerastium pumilum</text:p>
          </table:table-cell>
          <table:table-cell office:value-type="float" office:value="90076">
            <text:p>90076</text:p>
          </table:table-cell>
        </table:table-row>
        <table:table-row table:style-name="ro1">
          <table:table-cell office:value-type="string">
            <text:p>Cerastium semidecandrum</text:p>
          </table:table-cell>
          <table:table-cell office:value-type="float" office:value="90091">
            <text:p>90091</text:p>
          </table:table-cell>
        </table:table-row>
        <table:table-row table:style-name="ro1">
          <table:table-cell office:value-type="string">
            <text:p>Cerastium tomentosum</text:p>
          </table:table-cell>
          <table:table-cell office:value-type="float" office:value="90111">
            <text:p>90111</text:p>
          </table:table-cell>
        </table:table-row>
        <table:table-row table:style-name="ro1">
          <table:table-cell office:value-type="string">
            <text:p>Chaerophyllum temulentum</text:p>
          </table:table-cell>
          <table:table-cell office:value-type="float" office:value="90354">
            <text:p>90354</text:p>
          </table:table-cell>
        </table:table-row>
        <table:table-row table:style-name="ro1">
          <table:table-cell office:value-type="string">
            <text:p>Chaerophyllum temulum</text:p>
          </table:table-cell>
          <table:table-cell office:value-type="float" office:value="90356">
            <text:p>90356</text:p>
          </table:table-cell>
        </table:table-row>
        <table:table-row table:style-name="ro1">
          <table:table-cell office:value-type="string">
            <text:p>Chenopodium album</text:p>
          </table:table-cell>
          <table:table-cell office:value-type="float" office:value="90681">
            <text:p>90681</text:p>
          </table:table-cell>
        </table:table-row>
        <table:table-row table:style-name="ro1">
          <table:table-cell office:value-type="string">
            <text:p>Cichorium intybus</text:p>
          </table:table-cell>
          <table:table-cell office:value-type="float" office:value="91169">
            <text:p>91169</text:p>
          </table:table-cell>
        </table:table-row>
        <table:table-row table:style-name="ro1">
          <table:table-cell office:value-type="string">
            <text:p>Cirsium arvense</text:p>
          </table:table-cell>
          <table:table-cell office:value-type="float" office:value="91289">
            <text:p>91289</text:p>
          </table:table-cell>
        </table:table-row>
        <table:table-row table:style-name="ro1">
          <table:table-cell office:value-type="string">
            <text:p>Cirsium vulgare</text:p>
          </table:table-cell>
          <table:table-cell office:value-type="float" office:value="91430">
            <text:p>91430</text:p>
          </table:table-cell>
        </table:table-row>
        <table:table-row table:style-name="ro1">
          <table:table-cell office:value-type="string">
            <text:p>Clematis vitalba</text:p>
          </table:table-cell>
          <table:table-cell office:value-type="float" office:value="91886">
            <text:p>91886</text:p>
          </table:table-cell>
        </table:table-row>
        <table:table-row table:style-name="ro1">
          <table:table-cell office:value-type="string">
            <text:p>Convolvulus althaeoides</text:p>
          </table:table-cell>
          <table:table-cell office:value-type="float" office:value="92297">
            <text:p>92297</text:p>
          </table:table-cell>
        </table:table-row>
        <table:table-row table:style-name="ro1">
          <table:table-cell office:value-type="string">
            <text:p>Convolvulus arvensis</text:p>
          </table:table-cell>
          <table:table-cell office:value-type="float" office:value="92302">
            <text:p>92302</text:p>
          </table:table-cell>
        </table:table-row>
        <table:table-row table:style-name="ro1">
          <table:table-cell office:value-type="string">
            <text:p>Convolvulus sepium</text:p>
          </table:table-cell>
          <table:table-cell office:value-type="float" office:value="92353">
            <text:p>92353</text:p>
          </table:table-cell>
        </table:table-row>
        <table:table-row table:style-name="ro1">
          <table:table-cell office:value-type="string">
            <text:p>Conyza canadensis</text:p>
          </table:table-cell>
          <table:table-cell office:value-type="float" office:value="92379">
            <text:p>92379</text:p>
          </table:table-cell>
        </table:table-row>
        <table:table-row table:style-name="ro1">
          <table:table-cell office:value-type="string">
            <text:p>Conyza sumatrensis</text:p>
          </table:table-cell>
          <table:table-cell office:value-type="float" office:value="92401">
            <text:p>92401</text:p>
          </table:table-cell>
        </table:table-row>
        <table:table-row table:style-name="ro1">
          <table:table-cell office:value-type="string">
            <text:p>Cornus sanguinea</text:p>
          </table:table-cell>
          <table:table-cell office:value-type="float" office:value="92501">
            <text:p>92501</text:p>
          </table:table-cell>
        </table:table-row>
        <table:table-row table:style-name="ro1">
          <table:table-cell office:value-type="string">
            <text:p>Coronilla varia</text:p>
          </table:table-cell>
          <table:table-cell office:value-type="float" office:value="92546">
            <text:p>92546</text:p>
          </table:table-cell>
        </table:table-row>
        <table:table-row table:style-name="ro1">
          <table:table-cell office:value-type="string">
            <text:p>Crataegus monogyna</text:p>
          </table:table-cell>
          <table:table-cell office:value-type="float" office:value="92876">
            <text:p>92876</text:p>
          </table:table-cell>
        </table:table-row>
        <table:table-row table:style-name="ro1">
          <table:table-cell office:value-type="string">
            <text:p>Crepis capillaris</text:p>
          </table:table-cell>
          <table:table-cell office:value-type="float" office:value="93023">
            <text:p>93023</text:p>
          </table:table-cell>
        </table:table-row>
        <table:table-row table:style-name="ro1">
          <table:table-cell office:value-type="string">
            <text:p>Crepis foetida</text:p>
          </table:table-cell>
          <table:table-cell office:value-type="float" office:value="93045">
            <text:p>93045</text:p>
          </table:table-cell>
        </table:table-row>
        <table:table-row table:style-name="ro1">
          <table:table-cell office:value-type="string">
            <text:p>Crepis setosa</text:p>
          </table:table-cell>
          <table:table-cell office:value-type="float" office:value="93134">
            <text:p>93134</text:p>
          </table:table-cell>
        </table:table-row>
        <table:table-row table:style-name="ro1">
          <table:table-cell office:value-type="string">
            <text:p>Crepis vesicaria</text:p>
          </table:table-cell>
          <table:table-cell office:value-type="float" office:value="93157">
            <text:p>93157</text:p>
          </table:table-cell>
        </table:table-row>
        <table:table-row table:style-name="ro1">
          <table:table-cell office:value-type="string">
            <text:p>Cynodon dactylon</text:p>
          </table:table-cell>
          <table:table-cell office:value-type="float" office:value="93803">
            <text:p>93803</text:p>
          </table:table-cell>
        </table:table-row>
        <table:table-row table:style-name="ro1">
          <table:table-cell office:value-type="string">
            <text:p>Cynosurus cristatus</text:p>
          </table:table-cell>
          <table:table-cell office:value-type="float" office:value="93860">
            <text:p>93860</text:p>
          </table:table-cell>
        </table:table-row>
        <table:table-row table:style-name="ro1">
          <table:table-cell office:value-type="string">
            <text:p>Cyperus longus</text:p>
          </table:table-cell>
          <table:table-cell office:value-type="float" office:value="93967">
            <text:p>93967</text:p>
          </table:table-cell>
        </table:table-row>
        <table:table-row table:style-name="ro1">
          <table:table-cell office:value-type="string">
            <text:p>Cytisus scoparius</text:p>
          </table:table-cell>
          <table:table-cell office:value-type="float" office:value="94164">
            <text:p>94164</text:p>
          </table:table-cell>
        </table:table-row>
        <table:table-row table:style-name="ro1">
          <table:table-cell office:value-type="string">
            <text:p>Dactylis glomerata</text:p>
          </table:table-cell>
          <table:table-cell office:value-type="float" office:value="94207">
            <text:p>94207</text:p>
          </table:table-cell>
        </table:table-row>
        <table:table-row table:style-name="ro1">
          <table:table-cell office:value-type="string">
            <text:p>Daucus carota</text:p>
          </table:table-cell>
          <table:table-cell office:value-type="float" office:value="94503">
            <text:p>94503</text:p>
          </table:table-cell>
        </table:table-row>
        <table:table-row table:style-name="ro1">
          <table:table-cell office:value-type="string">
            <text:p>Dipsacus fullonum</text:p>
          </table:table-cell>
          <table:table-cell office:value-type="float" office:value="95149">
            <text:p>95149</text:p>
          </table:table-cell>
        </table:table-row>
        <table:table-row table:style-name="ro1">
          <table:table-cell office:value-type="string">
            <text:p>Echinochloa crus-galli</text:p>
          </table:table-cell>
          <table:table-cell office:value-type="float" office:value="95671">
            <text:p>95671</text:p>
          </table:table-cell>
        </table:table-row>
        <table:table-row table:style-name="ro1">
          <table:table-cell office:value-type="string">
            <text:p>Echium vulgare</text:p>
          </table:table-cell>
          <table:table-cell office:value-type="float" office:value="95793">
            <text:p>95793</text:p>
          </table:table-cell>
        </table:table-row>
        <table:table-row table:style-name="ro1">
          <table:table-cell office:value-type="string">
            <text:p>Elymus caninus</text:p>
          </table:table-cell>
          <table:table-cell office:value-type="float" office:value="95992">
            <text:p>95992</text:p>
          </table:table-cell>
        </table:table-row>
        <table:table-row table:style-name="ro1">
          <table:table-cell office:value-type="string">
            <text:p>Elymus repens</text:p>
          </table:table-cell>
          <table:table-cell office:value-type="float" office:value="96011">
            <text:p>96011</text:p>
          </table:table-cell>
        </table:table-row>
        <table:table-row table:style-name="ro1">
          <table:table-cell office:value-type="string">
            <text:p>Elytrigia acuta</text:p>
          </table:table-cell>
          <table:table-cell office:value-type="float" office:value="96025">
            <text:p>96025</text:p>
          </table:table-cell>
        </table:table-row>
        <table:table-row table:style-name="ro1">
          <table:table-cell office:value-type="string">
            <text:p>Elytrigia campestris</text:p>
          </table:table-cell>
          <table:table-cell office:value-type="float" office:value="96029">
            <text:p>96029</text:p>
          </table:table-cell>
        </table:table-row>
        <table:table-row table:style-name="ro1">
          <table:table-cell office:value-type="string">
            <text:p>Elytrigia repens</text:p>
          </table:table-cell>
          <table:table-cell office:value-type="float" office:value="96046">
            <text:p>96046</text:p>
          </table:table-cell>
        </table:table-row>
        <table:table-row table:style-name="ro1">
          <table:table-cell office:value-type="string">
            <text:p>Epilobium ciliatum</text:p>
          </table:table-cell>
          <table:table-cell office:value-type="float" office:value="96149">
            <text:p>96149</text:p>
          </table:table-cell>
        </table:table-row>
        <table:table-row table:style-name="ro1">
          <table:table-cell office:value-type="string">
            <text:p>Epilobium hirsutum</text:p>
          </table:table-cell>
          <table:table-cell office:value-type="float" office:value="96180">
            <text:p>96180</text:p>
          </table:table-cell>
        </table:table-row>
        <table:table-row table:style-name="ro1">
          <table:table-cell office:value-type="string">
            <text:p>Epilobium tetragonum</text:p>
          </table:table-cell>
          <table:table-cell office:value-type="float" office:value="96271">
            <text:p>96271</text:p>
          </table:table-cell>
        </table:table-row>
        <table:table-row table:style-name="ro1">
          <table:table-cell office:value-type="string">
            <text:p>Epipactis helleborine</text:p>
          </table:table-cell>
          <table:table-cell office:value-type="float" office:value="96447">
            <text:p>96447</text:p>
          </table:table-cell>
        </table:table-row>
        <table:table-row table:style-name="ro1">
          <table:table-cell office:value-type="string">
            <text:p>Equisetum arvense</text:p>
          </table:table-cell>
          <table:table-cell office:value-type="float" office:value="96508">
            <text:p>96508</text:p>
          </table:table-cell>
        </table:table-row>
        <table:table-row table:style-name="ro1">
          <table:table-cell office:value-type="string">
            <text:p>Erigeron sumatrensis</text:p>
          </table:table-cell>
          <table:table-cell office:value-type="float" office:value="96814">
            <text:p>96814</text:p>
          </table:table-cell>
        </table:table-row>
        <table:table-row table:style-name="ro1">
          <table:table-cell office:value-type="string">
            <text:p>Erodium ciconium</text:p>
          </table:table-cell>
          <table:table-cell office:value-type="float" office:value="96894">
            <text:p>96894</text:p>
          </table:table-cell>
        </table:table-row>
        <table:table-row table:style-name="ro1">
          <table:table-cell office:value-type="string">
            <text:p>Eryngium campestre</text:p>
          </table:table-cell>
          <table:table-cell office:value-type="float" office:value="97141">
            <text:p>97141</text:p>
          </table:table-cell>
        </table:table-row>
        <table:table-row table:style-name="ro1">
          <table:table-cell office:value-type="string">
            <text:p>Eupatorium cannabinum</text:p>
          </table:table-cell>
          <table:table-cell office:value-type="float" office:value="97434">
            <text:p>97434</text:p>
          </table:table-cell>
        </table:table-row>
        <table:table-row table:style-name="ro1">
          <table:table-cell office:value-type="string">
            <text:p>fallopia japonica</text:p>
          </table:table-cell>
          <table:table-cell office:value-type="float" office:value="97964">
            <text:p>97964</text:p>
          </table:table-cell>
        </table:table-row>
        <table:table-row table:style-name="ro1">
          <table:table-cell office:value-type="string">
            <text:p>Festuca arundinacea</text:p>
          </table:table-cell>
          <table:table-cell office:value-type="float" office:value="98078">
            <text:p>98078</text:p>
          </table:table-cell>
        </table:table-row>
        <table:table-row table:style-name="ro1">
          <table:table-cell office:value-type="string">
            <text:p>Festuca ovina</text:p>
          </table:table-cell>
          <table:table-cell office:value-type="float" office:value="98425">
            <text:p>98425</text:p>
          </table:table-cell>
        </table:table-row>
        <table:table-row table:style-name="ro1">
          <table:table-cell office:value-type="string">
            <text:p>Festuca rubens</text:p>
          </table:table-cell>
          <table:table-cell office:value-type="float" office:value="98510">
            <text:p>98510</text:p>
          </table:table-cell>
        </table:table-row>
        <table:table-row table:style-name="ro1">
          <table:table-cell office:value-type="string">
            <text:p>Foeniculum vulgare</text:p>
          </table:table-cell>
          <table:table-cell office:value-type="float" office:value="98756">
            <text:p>98756</text:p>
          </table:table-cell>
        </table:table-row>
        <table:table-row table:style-name="ro1">
          <table:table-cell office:value-type="string">
            <text:p>Fragaria vesca</text:p>
          </table:table-cell>
          <table:table-cell office:value-type="float" office:value="98865">
            <text:p>98865</text:p>
          </table:table-cell>
        </table:table-row>
        <table:table-row table:style-name="ro1">
          <table:table-cell office:value-type="string">
            <text:p>Fraxinus excelsior</text:p>
          </table:table-cell>
          <table:table-cell office:value-type="float" office:value="98921">
            <text:p>98921</text:p>
          </table:table-cell>
        </table:table-row>
        <table:table-row table:style-name="ro1">
          <table:table-cell office:value-type="string">
            <text:p>Galega officinalis</text:p>
          </table:table-cell>
          <table:table-cell office:value-type="float" office:value="99260">
            <text:p>99260</text:p>
          </table:table-cell>
        </table:table-row>
        <table:table-row table:style-name="ro1">
          <table:table-cell office:value-type="string">
            <text:p>Galium aparine</text:p>
          </table:table-cell>
          <table:table-cell office:value-type="float" office:value="99373">
            <text:p>99373</text:p>
          </table:table-cell>
        </table:table-row>
        <table:table-row table:style-name="ro1">
          <table:table-cell office:value-type="string">
            <text:p>galium asparine</text:p>
          </table:table-cell>
          <table:table-cell office:value-type="float" office:value="99373">
            <text:p>99373</text:p>
          </table:table-cell>
        </table:table-row>
        <table:table-row table:style-name="ro1">
          <table:table-cell office:value-type="string">
            <text:p>Galium mollugo</text:p>
          </table:table-cell>
          <table:table-cell office:value-type="float" office:value="99473">
            <text:p>99473</text:p>
          </table:table-cell>
        </table:table-row>
        <table:table-row table:style-name="ro1">
          <table:table-cell office:value-type="string">
            <text:p>Galium odoratum</text:p>
          </table:table-cell>
          <table:table-cell office:value-type="float" office:value="99488">
            <text:p>99488</text:p>
          </table:table-cell>
        </table:table-row>
        <table:table-row table:style-name="ro1">
          <table:table-cell office:value-type="string">
            <text:p>Galium saxatile</text:p>
          </table:table-cell>
          <table:table-cell office:value-type="float" office:value="99529">
            <text:p>99529</text:p>
          </table:table-cell>
        </table:table-row>
        <table:table-row table:style-name="ro1">
          <table:table-cell office:value-type="string">
            <text:p>Galium verum</text:p>
          </table:table-cell>
          <table:table-cell office:value-type="float" office:value="99582">
            <text:p>99582</text:p>
          </table:table-cell>
        </table:table-row>
        <table:table-row table:style-name="ro1">
          <table:table-cell office:value-type="string">
            <text:p>Geranium columbinum</text:p>
          </table:table-cell>
          <table:table-cell office:value-type="float" office:value="100045">
            <text:p>100045</text:p>
          </table:table-cell>
        </table:table-row>
        <table:table-row table:style-name="ro1">
          <table:table-cell office:value-type="string">
            <text:p>Geranium dissectum</text:p>
          </table:table-cell>
          <table:table-cell office:value-type="float" office:value="100052">
            <text:p>100052</text:p>
          </table:table-cell>
        </table:table-row>
        <table:table-row table:style-name="ro1">
          <table:table-cell office:value-type="string">
            <text:p>Geranium molle</text:p>
          </table:table-cell>
          <table:table-cell office:value-type="float" office:value="100104">
            <text:p>100104</text:p>
          </table:table-cell>
        </table:table-row>
        <table:table-row table:style-name="ro1">
          <table:table-cell office:value-type="string">
            <text:p>Geranium pratense</text:p>
          </table:table-cell>
          <table:table-cell office:value-type="float" office:value="100128">
            <text:p>100128</text:p>
          </table:table-cell>
        </table:table-row>
        <table:table-row table:style-name="ro1">
          <table:table-cell office:value-type="string">
            <text:p>Geranium pusillum</text:p>
          </table:table-cell>
          <table:table-cell office:value-type="float" office:value="100133">
            <text:p>100133</text:p>
          </table:table-cell>
        </table:table-row>
        <table:table-row table:style-name="ro1">
          <table:table-cell office:value-type="string">
            <text:p>Geranium pyrenaicum</text:p>
          </table:table-cell>
          <table:table-cell office:value-type="float" office:value="100136">
            <text:p>100136</text:p>
          </table:table-cell>
        </table:table-row>
        <table:table-row table:style-name="ro1">
          <table:table-cell office:value-type="string">
            <text:p>Geranium sanguineum</text:p>
          </table:table-cell>
          <table:table-cell office:value-type="float" office:value="100149">
            <text:p>100149</text:p>
          </table:table-cell>
        </table:table-row>
        <table:table-row table:style-name="ro1">
          <table:table-cell office:value-type="string">
            <text:p>Geum urbanum</text:p>
          </table:table-cell>
          <table:table-cell office:value-type="float" office:value="100225">
            <text:p>100225</text:p>
          </table:table-cell>
        </table:table-row>
        <table:table-row table:style-name="ro1">
          <table:table-cell office:value-type="string">
            <text:p>Glechoma hederacea</text:p>
          </table:table-cell>
          <table:table-cell office:value-type="float" office:value="100310">
            <text:p>100310</text:p>
          </table:table-cell>
        </table:table-row>
        <table:table-row table:style-name="ro1">
          <table:table-cell office:value-type="string">
            <text:p>Hedera helix</text:p>
          </table:table-cell>
          <table:table-cell office:value-type="float" office:value="100787">
            <text:p>100787</text:p>
          </table:table-cell>
        </table:table-row>
        <table:table-row table:style-name="ro1">
          <table:table-cell office:value-type="string">
            <text:p>Helminthotheca echioides</text:p>
          </table:table-cell>
          <table:table-cell office:value-type="float" office:value="101210">
            <text:p>101210</text:p>
          </table:table-cell>
        </table:table-row>
        <table:table-row table:style-name="ro1">
          <table:table-cell office:value-type="string">
            <text:p>berce des prés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Heracleum sphondylium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Himantoglossum hircinum</text:p>
          </table:table-cell>
          <table:table-cell office:value-type="float" office:value="102797">
            <text:p>102797</text:p>
          </table:table-cell>
        </table:table-row>
        <table:table-row table:style-name="ro1">
          <table:table-cell office:value-type="string">
            <text:p>Hirschfeldia incana</text:p>
          </table:table-cell>
          <table:table-cell office:value-type="float" office:value="102876">
            <text:p>102876</text:p>
          </table:table-cell>
        </table:table-row>
        <table:table-row table:style-name="ro1">
          <table:table-cell office:value-type="string">
            <text:p>Holcus lanatus</text:p>
          </table:table-cell>
          <table:table-cell office:value-type="float" office:value="102900">
            <text:p>102900</text:p>
          </table:table-cell>
        </table:table-row>
        <table:table-row table:style-name="ro1">
          <table:table-cell office:value-type="string">
            <text:p>Hordeum murinum</text:p>
          </table:table-cell>
          <table:table-cell office:value-type="float" office:value="102974">
            <text:p>102974</text:p>
          </table:table-cell>
        </table:table-row>
        <table:table-row table:style-name="ro1">
          <table:table-cell office:value-type="string">
            <text:p>Orge des rats ? </text:p>
          </table:table-cell>
          <table:table-cell office:value-type="float" office:value="102974">
            <text:p>102974</text:p>
          </table:table-cell>
        </table:table-row>
        <table:table-row table:style-name="ro1">
          <table:table-cell office:value-type="string">
            <text:p>Hyacinthoides non-scripta</text:p>
          </table:table-cell>
          <table:table-cell office:value-type="float" office:value="103057">
            <text:p>103057</text:p>
          </table:table-cell>
        </table:table-row>
        <table:table-row table:style-name="ro1">
          <table:table-cell office:value-type="string">
            <text:p>Hypericum hirsutum</text:p>
          </table:table-cell>
          <table:table-cell office:value-type="float" office:value="103287">
            <text:p>103287</text:p>
          </table:table-cell>
        </table:table-row>
        <table:table-row table:style-name="ro1">
          <table:table-cell office:value-type="string">
            <text:p>Hypericum maculatum</text:p>
          </table:table-cell>
          <table:table-cell office:value-type="float" office:value="103298">
            <text:p>103298</text:p>
          </table:table-cell>
        </table:table-row>
        <table:table-row table:style-name="ro1">
          <table:table-cell office:value-type="string">
            <text:p>Hypericum mutilum</text:p>
          </table:table-cell>
          <table:table-cell office:value-type="float" office:value="103302">
            <text:p>103302</text:p>
          </table:table-cell>
        </table:table-row>
        <table:table-row table:style-name="ro1">
          <table:table-cell office:value-type="string">
            <text:p>Hypericum perfoliatum</text:p>
          </table:table-cell>
          <table:table-cell office:value-type="float" office:value="103315">
            <text:p>103315</text:p>
          </table:table-cell>
        </table:table-row>
        <table:table-row table:style-name="ro1">
          <table:table-cell office:value-type="string">
            <text:p>Hypericum perforatum</text:p>
          </table:table-cell>
          <table:table-cell office:value-type="float" office:value="103316">
            <text:p>103316</text:p>
          </table:table-cell>
        </table:table-row>
        <table:table-row table:style-name="ro1">
          <table:table-cell office:value-type="string">
            <text:p>Hypochaeris radicata</text:p>
          </table:table-cell>
          <table:table-cell office:value-type="float" office:value="103375">
            <text:p>103375</text:p>
          </table:table-cell>
        </table:table-row>
        <table:table-row table:style-name="ro1">
          <table:table-cell office:value-type="string">
            <text:p>Iris pseudacorus</text:p>
          </table:table-cell>
          <table:table-cell office:value-type="float" office:value="103772">
            <text:p>103772</text:p>
          </table:table-cell>
        </table:table-row>
        <table:table-row table:style-name="ro1">
          <table:table-cell office:value-type="string">
            <text:p>Juglans regia</text:p>
          </table:table-cell>
          <table:table-cell office:value-type="float" office:value="104076">
            <text:p>104076</text:p>
          </table:table-cell>
        </table:table-row>
        <table:table-row table:style-name="ro1">
          <table:table-cell office:value-type="string">
            <text:p>Juncus effusus</text:p>
          </table:table-cell>
          <table:table-cell office:value-type="float" office:value="104173">
            <text:p>104173</text:p>
          </table:table-cell>
        </table:table-row>
        <table:table-row table:style-name="ro1">
          <table:table-cell office:value-type="string">
            <text:p>Juncus tenuis</text:p>
          </table:table-cell>
          <table:table-cell office:value-type="float" office:value="104353">
            <text:p>104353</text:p>
          </table:table-cell>
        </table:table-row>
        <table:table-row table:style-name="ro1">
          <table:table-cell office:value-type="string">
            <text:p>Knautia arvensis</text:p>
          </table:table-cell>
          <table:table-cell office:value-type="float" office:value="104516">
            <text:p>104516</text:p>
          </table:table-cell>
        </table:table-row>
        <table:table-row table:style-name="ro1">
          <table:table-cell office:value-type="string">
            <text:p>Lactuca serriola</text:p>
          </table:table-cell>
          <table:table-cell office:value-type="float" office:value="104775">
            <text:p>104775</text:p>
          </table:table-cell>
        </table:table-row>
        <table:table-row table:style-name="ro1">
          <table:table-cell office:value-type="string">
            <text:p>Lamium album</text:p>
          </table:table-cell>
          <table:table-cell office:value-type="float" office:value="104854">
            <text:p>104854</text:p>
          </table:table-cell>
        </table:table-row>
        <table:table-row table:style-name="ro1">
          <table:table-cell office:value-type="string">
            <text:p>Lathyrus pratensis</text:p>
          </table:table-cell>
          <table:table-cell office:value-type="float" office:value="105247">
            <text:p>105247</text:p>
          </table:table-cell>
        </table:table-row>
        <table:table-row table:style-name="ro1">
          <table:table-cell office:value-type="string">
            <text:p>Lathyrus tuberosus</text:p>
          </table:table-cell>
          <table:table-cell office:value-type="float" office:value="105273">
            <text:p>105273</text:p>
          </table:table-cell>
        </table:table-row>
        <table:table-row table:style-name="ro1">
          <table:table-cell office:value-type="string">
            <text:p>Leontodon autumnalis</text:p>
          </table:table-cell>
          <table:table-cell office:value-type="float" office:value="105480">
            <text:p>105480</text:p>
          </table:table-cell>
        </table:table-row>
        <table:table-row table:style-name="ro1">
          <table:table-cell office:value-type="string">
            <text:p>Lepidium draba</text:p>
          </table:table-cell>
          <table:table-cell office:value-type="float" office:value="105621">
            <text:p>105621</text:p>
          </table:table-cell>
        </table:table-row>
        <table:table-row table:style-name="ro1">
          <table:table-cell office:value-type="string">
            <text:p>Leucanthemum vulgare</text:p>
          </table:table-cell>
          <table:table-cell office:value-type="float" office:value="105817">
            <text:p>105817</text:p>
          </table:table-cell>
        </table:table-row>
        <table:table-row table:style-name="ro1">
          <table:table-cell office:value-type="string">
            <text:p>Linaria vulgaris</text:p>
          </table:table-cell>
          <table:table-cell office:value-type="float" office:value="106234">
            <text:p>106234</text:p>
          </table:table-cell>
        </table:table-row>
        <table:table-row table:style-name="ro1">
          <table:table-cell office:value-type="string">
            <text:p>Linum angustifolium</text:p>
          </table:table-cell>
          <table:table-cell office:value-type="float" office:value="106277">
            <text:p>106277</text:p>
          </table:table-cell>
        </table:table-row>
        <table:table-row table:style-name="ro1">
          <table:table-cell office:value-type="string">
            <text:p>Linum catharticum</text:p>
          </table:table-cell>
          <table:table-cell office:value-type="float" office:value="106288">
            <text:p>106288</text:p>
          </table:table-cell>
        </table:table-row>
        <table:table-row table:style-name="ro1">
          <table:table-cell office:value-type="string">
            <text:p>Lolium perenne</text:p>
          </table:table-cell>
          <table:table-cell office:value-type="float" office:value="106499">
            <text:p>106499</text:p>
          </table:table-cell>
        </table:table-row>
        <table:table-row table:style-name="ro1">
          <table:table-cell office:value-type="string">
            <text:p>Lotus angustissimus</text:p>
          </table:table-cell>
          <table:table-cell office:value-type="float" office:value="106634">
            <text:p>106634</text:p>
          </table:table-cell>
        </table:table-row>
        <table:table-row table:style-name="ro1">
          <table:table-cell office:value-type="string">
            <text:p>Lotus corniculatus</text:p>
          </table:table-cell>
          <table:table-cell office:value-type="float" office:value="106653">
            <text:p>106653</text:p>
          </table:table-cell>
        </table:table-row>
        <table:table-row table:style-name="ro1">
          <table:table-cell office:value-type="string">
            <text:p>Lysimachia nummularia</text:p>
          </table:table-cell>
          <table:table-cell office:value-type="float" office:value="107073">
            <text:p>107073</text:p>
          </table:table-cell>
        </table:table-row>
        <table:table-row table:style-name="ro1">
          <table:table-cell office:value-type="string">
            <text:p>Lythrum salicaria</text:p>
          </table:table-cell>
          <table:table-cell office:value-type="float" office:value="107117">
            <text:p>107117</text:p>
          </table:table-cell>
        </table:table-row>
        <table:table-row table:style-name="ro1">
          <table:table-cell office:value-type="string">
            <text:p>Malva moschata</text:p>
          </table:table-cell>
          <table:table-cell office:value-type="float" office:value="107282">
            <text:p>107282</text:p>
          </table:table-cell>
        </table:table-row>
        <table:table-row table:style-name="ro1">
          <table:table-cell office:value-type="string">
            <text:p>Malva sylvestris</text:p>
          </table:table-cell>
          <table:table-cell office:value-type="float" office:value="107318">
            <text:p>107318</text:p>
          </table:table-cell>
        </table:table-row>
        <table:table-row table:style-name="ro1">
          <table:table-cell office:value-type="string">
            <text:p>Matricaria perforata</text:p>
          </table:table-cell>
          <table:table-cell office:value-type="float" office:value="107470">
            <text:p>107470</text:p>
          </table:table-cell>
        </table:table-row>
        <table:table-row table:style-name="ro1">
          <table:table-cell office:value-type="string">
            <text:p>Medicago arabica</text:p>
          </table:table-cell>
          <table:table-cell office:value-type="float" office:value="107574">
            <text:p>107574</text:p>
          </table:table-cell>
        </table:table-row>
        <table:table-row table:style-name="ro1">
          <table:table-cell office:value-type="string">
            <text:p>Medicago lupulina</text:p>
          </table:table-cell>
          <table:table-cell office:value-type="float" office:value="107649">
            <text:p>107649</text:p>
          </table:table-cell>
        </table:table-row>
        <table:table-row table:style-name="ro1">
          <table:table-cell office:value-type="string">
            <text:p>Medicago sativa</text:p>
          </table:table-cell>
          <table:table-cell office:value-type="float" office:value="107711">
            <text:p>107711</text:p>
          </table:table-cell>
        </table:table-row>
        <table:table-row table:style-name="ro1">
          <table:table-cell office:value-type="string">
            <text:p>Melilotus albus</text:p>
          </table:table-cell>
          <table:table-cell office:value-type="float" office:value="107886">
            <text:p>107886</text:p>
          </table:table-cell>
        </table:table-row>
        <table:table-row table:style-name="ro1">
          <table:table-cell office:value-type="string">
            <text:p>Mentha arvensis</text:p>
          </table:table-cell>
          <table:table-cell office:value-type="float" office:value="108029">
            <text:p>108029</text:p>
          </table:table-cell>
        </table:table-row>
        <table:table-row table:style-name="ro1">
          <table:table-cell office:value-type="string">
            <text:p>Mentha suaveolens</text:p>
          </table:table-cell>
          <table:table-cell office:value-type="float" office:value="108168">
            <text:p>108168</text:p>
          </table:table-cell>
        </table:table-row>
        <table:table-row table:style-name="ro1">
          <table:table-cell office:value-type="string">
            <text:p>Meum athamanticum</text:p>
          </table:table-cell>
          <table:table-cell office:value-type="float" office:value="108454">
            <text:p>108454</text:p>
          </table:table-cell>
        </table:table-row>
        <table:table-row table:style-name="ro1">
          <table:table-cell office:value-type="string">
            <text:p>Mirabilis jalapa</text:p>
          </table:table-cell>
          <table:table-cell office:value-type="float" office:value="108628">
            <text:p>108628</text:p>
          </table:table-cell>
        </table:table-row>
        <table:table-row table:style-name="ro1">
          <table:table-cell office:value-type="string">
            <text:p>Myosotis arvensis</text:p>
          </table:table-cell>
          <table:table-cell office:value-type="float" office:value="108996">
            <text:p>108996</text:p>
          </table:table-cell>
        </table:table-row>
        <table:table-row table:style-name="ro1">
          <table:table-cell office:value-type="string">
            <text:p>Myosotis ramosissima</text:p>
          </table:table-cell>
          <table:table-cell office:value-type="float" office:value="109084">
            <text:p>109084</text:p>
          </table:table-cell>
        </table:table-row>
        <table:table-row table:style-name="ro1">
          <table:table-cell office:value-type="string">
            <text:p>Odontites vernus</text:p>
          </table:table-cell>
          <table:table-cell office:value-type="float" office:value="109845">
            <text:p>109845</text:p>
          </table:table-cell>
        </table:table-row>
        <table:table-row table:style-name="ro1">
          <table:table-cell office:value-type="string">
            <text:p>Onobrychis viciifolia</text:p>
          </table:table-cell>
          <table:table-cell office:value-type="float" office:value="110139">
            <text:p>110139</text:p>
          </table:table-cell>
        </table:table-row>
        <table:table-row table:style-name="ro1">
          <table:table-cell office:value-type="string">
            <text:p>Ononis spinosa</text:p>
          </table:table-cell>
          <table:table-cell office:value-type="float" office:value="110236">
            <text:p>110236</text:p>
          </table:table-cell>
        </table:table-row>
        <table:table-row table:style-name="ro1">
          <table:table-cell office:value-type="string">
            <text:p>Ophrys apifera</text:p>
          </table:table-cell>
          <table:table-cell office:value-type="float" office:value="110335">
            <text:p>110335</text:p>
          </table:table-cell>
        </table:table-row>
        <table:table-row table:style-name="ro1">
          <table:table-cell office:value-type="string">
            <text:p>Origanum vulgare</text:p>
          </table:table-cell>
          <table:table-cell office:value-type="float" office:value="111289">
            <text:p>111289</text:p>
          </table:table-cell>
        </table:table-row>
        <table:table-row table:style-name="ro1">
          <table:table-cell office:value-type="string">
            <text:p>Ornithopus perpusillus</text:p>
          </table:table-cell>
          <table:table-cell office:value-type="float" office:value="111419">
            <text:p>111419</text:p>
          </table:table-cell>
        </table:table-row>
        <table:table-row table:style-name="ro1">
          <table:table-cell office:value-type="string">
            <text:p>Orobanche amethystea</text:p>
          </table:table-cell>
          <table:table-cell office:value-type="float" office:value="111454">
            <text:p>111454</text:p>
          </table:table-cell>
        </table:table-row>
        <table:table-row table:style-name="ro1">
          <table:table-cell office:value-type="string">
            <text:p>Orobanche artemisii-campestris</text:p>
          </table:table-cell>
          <table:table-cell office:value-type="float" office:value="111464">
            <text:p>111464</text:p>
          </table:table-cell>
        </table:table-row>
        <table:table-row table:style-name="ro1">
          <table:table-cell office:value-type="string">
            <text:p>Orobanche minor</text:p>
          </table:table-cell>
          <table:table-cell office:value-type="float" office:value="111614">
            <text:p>111614</text:p>
          </table:table-cell>
        </table:table-row>
        <table:table-row table:style-name="ro1">
          <table:table-cell office:value-type="string">
            <text:p>Orobanche picridis</text:p>
          </table:table-cell>
          <table:table-cell office:value-type="float" office:value="111628">
            <text:p>111628</text:p>
          </table:table-cell>
        </table:table-row>
        <table:table-row table:style-name="ro1">
          <table:table-cell office:value-type="string">
            <text:p>Oxalis stricta</text:p>
          </table:table-cell>
          <table:table-cell office:value-type="float" office:value="111921">
            <text:p>111921</text:p>
          </table:table-cell>
        </table:table-row>
        <table:table-row table:style-name="ro1">
          <table:table-cell office:value-type="string">
            <text:p>Papaver rhoeas</text:p>
          </table:table-cell>
          <table:table-cell office:value-type="float" office:value="112355">
            <text:p>112355</text:p>
          </table:table-cell>
        </table:table-row>
        <table:table-row table:style-name="ro1">
          <table:table-cell office:value-type="string">
            <text:p>Parthenocissus inser</text:p>
          </table:table-cell>
          <table:table-cell office:value-type="float" office:value="112463">
            <text:p>112463</text:p>
          </table:table-cell>
        </table:table-row>
        <table:table-row table:style-name="ro1">
          <table:table-cell office:value-type="string">
            <text:p>Pastinaca sativa</text:p>
          </table:table-cell>
          <table:table-cell office:value-type="float" office:value="112550">
            <text:p>112550</text:p>
          </table:table-cell>
        </table:table-row>
        <table:table-row table:style-name="ro1">
          <table:table-cell office:value-type="string">
            <text:p>Persicaria lapathifolia</text:p>
          </table:table-cell>
          <table:table-cell office:value-type="float" office:value="112741">
            <text:p>112741</text:p>
          </table:table-cell>
        </table:table-row>
        <table:table-row table:style-name="ro1">
          <table:table-cell office:value-type="string">
            <text:p>Persicaria maculosa</text:p>
          </table:table-cell>
          <table:table-cell office:value-type="float" office:value="112745">
            <text:p>112745</text:p>
          </table:table-cell>
        </table:table-row>
        <table:table-row table:style-name="ro1">
          <table:table-cell office:value-type="string">
            <text:p>phleum bulbosus</text:p>
          </table:table-cell>
          <table:table-cell office:value-type="float" office:value="113186">
            <text:p>113186</text:p>
          </table:table-cell>
        </table:table-row>
        <table:table-row table:style-name="ro1">
          <table:table-cell office:value-type="string">
            <text:p>Phleum pratense</text:p>
          </table:table-cell>
          <table:table-cell office:value-type="float" office:value="113221">
            <text:p>113221</text:p>
          </table:table-cell>
        </table:table-row>
        <table:table-row table:style-name="ro1">
          <table:table-cell office:value-type="string">
            <text:p>picris echinoides</text:p>
          </table:table-cell>
          <table:table-cell office:value-type="float" office:value="113469">
            <text:p>113469</text:p>
          </table:table-cell>
        </table:table-row>
        <table:table-row table:style-name="ro1">
          <table:table-cell office:value-type="string">
            <text:p>Picris echioides</text:p>
          </table:table-cell>
          <table:table-cell office:value-type="float" office:value="113469">
            <text:p>113469</text:p>
          </table:table-cell>
        </table:table-row>
        <table:table-row table:style-name="ro1">
          <table:table-cell office:value-type="string">
            <text:p>Picris hieracioides</text:p>
          </table:table-cell>
          <table:table-cell office:value-type="float" office:value="113474">
            <text:p>113474</text:p>
          </table:table-cell>
        </table:table-row>
        <table:table-row table:style-name="ro1">
          <table:table-cell office:value-type="string">
            <text:p>Pilosella officinarum</text:p>
          </table:table-cell>
          <table:table-cell office:value-type="float" office:value="113525">
            <text:p>113525</text:p>
          </table:table-cell>
        </table:table-row>
        <table:table-row table:style-name="ro1">
          <table:table-cell office:value-type="string">
            <text:p>Pimpinella saxifraga</text:p>
          </table:table-cell>
          <table:table-cell office:value-type="float" office:value="113596">
            <text:p>113596</text:p>
          </table:table-cell>
        </table:table-row>
        <table:table-row table:style-name="ro1">
          <table:table-cell office:value-type="string">
            <text:p>Pinus nigra</text:p>
          </table:table-cell>
          <table:table-cell office:value-type="float" office:value="113683">
            <text:p>113683</text:p>
          </table:table-cell>
        </table:table-row>
        <table:table-row table:style-name="ro1">
          <table:table-cell office:value-type="string">
            <text:p>Piptatherum micelianum</text:p>
          </table:table-cell>
          <table:table-cell office:value-type="float" office:value="113723">
            <text:p>113723</text:p>
          </table:table-cell>
        </table:table-row>
        <table:table-row table:style-name="ro1">
          <table:table-cell office:value-type="string">
            <text:p>Plantago coronopus</text:p>
          </table:table-cell>
          <table:table-cell office:value-type="float" office:value="113842">
            <text:p>113842</text:p>
          </table:table-cell>
        </table:table-row>
        <table:table-row table:style-name="ro1">
          <table:table-cell office:value-type="string">
            <text:p>Plantago lanceolata</text:p>
          </table:table-cell>
          <table:table-cell office:value-type="float" office:value="113893">
            <text:p>113893</text:p>
          </table:table-cell>
        </table:table-row>
        <table:table-row table:style-name="ro1">
          <table:table-cell office:value-type="string">
            <text:p>Plantago major</text:p>
          </table:table-cell>
          <table:table-cell office:value-type="float" office:value="113904">
            <text:p>113904</text:p>
          </table:table-cell>
        </table:table-row>
        <table:table-row table:style-name="ro1">
          <table:table-cell office:value-type="string">
            <text:p>Plantago media</text:p>
          </table:table-cell>
          <table:table-cell office:value-type="float" office:value="113906">
            <text:p>113906</text:p>
          </table:table-cell>
        </table:table-row>
        <table:table-row table:style-name="ro1">
          <table:table-cell office:value-type="string">
            <text:p>Poa annua</text:p>
          </table:table-cell>
          <table:table-cell office:value-type="float" office:value="114114">
            <text:p>114114</text:p>
          </table:table-cell>
        </table:table-row>
        <table:table-row table:style-name="ro1">
          <table:table-cell office:value-type="string">
            <text:p>Poa pratense</text:p>
          </table:table-cell>
          <table:table-cell office:value-type="float" office:value="114332">
            <text:p>114332</text:p>
          </table:table-cell>
        </table:table-row>
        <table:table-row table:style-name="ro1">
          <table:table-cell office:value-type="string">
            <text:p>Poa pratensis</text:p>
          </table:table-cell>
          <table:table-cell office:value-type="float" office:value="114332">
            <text:p>114332</text:p>
          </table:table-cell>
        </table:table-row>
        <table:table-row table:style-name="ro1">
          <table:table-cell office:value-type="string">
            <text:p>Poa trivialis</text:p>
          </table:table-cell>
          <table:table-cell office:value-type="float" office:value="114416">
            <text:p>114416</text:p>
          </table:table-cell>
        </table:table-row>
        <table:table-row table:style-name="ro1">
          <table:table-cell office:value-type="string">
            <text:p>Polygala vulgaris</text:p>
          </table:table-cell>
          <table:table-cell office:value-type="float" office:value="114595">
            <text:p>114595</text:p>
          </table:table-cell>
        </table:table-row>
        <table:table-row table:style-name="ro1">
          <table:table-cell office:value-type="string">
            <text:p>Polygonum aviculare</text:p>
          </table:table-cell>
          <table:table-cell office:value-type="float" office:value="114658">
            <text:p>114658</text:p>
          </table:table-cell>
        </table:table-row>
        <table:table-row table:style-name="ro1">
          <table:table-cell office:value-type="string">
            <text:p>Polygonum persicaria</text:p>
          </table:table-cell>
          <table:table-cell office:value-type="float" office:value="114822">
            <text:p>114822</text:p>
          </table:table-cell>
        </table:table-row>
        <table:table-row table:style-name="ro1">
          <table:table-cell office:value-type="string">
            <text:p>Potentilla argentea</text:p>
          </table:table-cell>
          <table:table-cell office:value-type="float" office:value="115407">
            <text:p>115407</text:p>
          </table:table-cell>
        </table:table-row>
        <table:table-row table:style-name="ro1">
          <table:table-cell office:value-type="string">
            <text:p>Potentilla reptans</text:p>
          </table:table-cell>
          <table:table-cell office:value-type="float" office:value="115624">
            <text:p>115624</text:p>
          </table:table-cell>
        </table:table-row>
        <table:table-row table:style-name="ro1">
          <table:table-cell office:value-type="string">
            <text:p>Poterium sanguisorba</text:p>
          </table:table-cell>
          <table:table-cell office:value-type="float" office:value="115789">
            <text:p>115789</text:p>
          </table:table-cell>
        </table:table-row>
        <table:table-row table:style-name="ro1">
          <table:table-cell office:value-type="string">
            <text:p>Primula elatior</text:p>
          </table:table-cell>
          <table:table-cell office:value-type="float" office:value="115865">
            <text:p>115865</text:p>
          </table:table-cell>
        </table:table-row>
        <table:table-row table:style-name="ro1">
          <table:table-cell office:value-type="string">
            <text:p>Primula officinalis</text:p>
          </table:table-cell>
          <table:table-cell office:value-type="float" office:value="115900">
            <text:p>115900</text:p>
          </table:table-cell>
        </table:table-row>
        <table:table-row table:style-name="ro1">
          <table:table-cell office:value-type="string">
            <text:p>Primula veris</text:p>
          </table:table-cell>
          <table:table-cell office:value-type="float" office:value="115918">
            <text:p>115918</text:p>
          </table:table-cell>
        </table:table-row>
        <table:table-row table:style-name="ro1">
          <table:table-cell office:value-type="string">
            <text:p>Primula vulgaris</text:p>
          </table:table-cell>
          <table:table-cell office:value-type="float" office:value="115925">
            <text:p>115925</text:p>
          </table:table-cell>
        </table:table-row>
        <table:table-row table:style-name="ro1">
          <table:table-cell office:value-type="string">
            <text:p>Prunella vulgaris</text:p>
          </table:table-cell>
          <table:table-cell office:value-type="float" office:value="116012">
            <text:p>116012</text:p>
          </table:table-cell>
        </table:table-row>
        <table:table-row table:style-name="ro1">
          <table:table-cell office:value-type="string">
            <text:p>Prunus avium</text:p>
          </table:table-cell>
          <table:table-cell office:value-type="float" office:value="116043">
            <text:p>116043</text:p>
          </table:table-cell>
        </table:table-row>
        <table:table-row table:style-name="ro1">
          <table:table-cell office:value-type="string">
            <text:p>Prunus spinosa</text:p>
          </table:table-cell>
          <table:table-cell office:value-type="float" office:value="116142">
            <text:p>116142</text:p>
          </table:table-cell>
        </table:table-row>
        <table:table-row table:style-name="ro1">
          <table:table-cell office:value-type="string">
            <text:p>Quercus robur</text:p>
          </table:table-cell>
          <table:table-cell office:value-type="float" office:value="116759">
            <text:p>116759</text:p>
          </table:table-cell>
        </table:table-row>
        <table:table-row table:style-name="ro1">
          <table:table-cell office:value-type="string">
            <text:p>Ranunculus acris</text:p>
          </table:table-cell>
          <table:table-cell office:value-type="float" office:value="116903">
            <text:p>116903</text:p>
          </table:table-cell>
        </table:table-row>
        <table:table-row table:style-name="ro1">
          <table:table-cell office:value-type="string">
            <text:p>Ranunculus auricomus</text:p>
          </table:table-cell>
          <table:table-cell office:value-type="float" office:value="116936">
            <text:p>116936</text:p>
          </table:table-cell>
        </table:table-row>
        <table:table-row table:style-name="ro1">
          <table:table-cell office:value-type="string">
            <text:p>Ranunculus bulbosus</text:p>
          </table:table-cell>
          <table:table-cell office:value-type="float" office:value="116952">
            <text:p>116952</text:p>
          </table:table-cell>
        </table:table-row>
        <table:table-row table:style-name="ro1">
          <table:table-cell office:value-type="string">
            <text:p>Ranunculus repens</text:p>
          </table:table-cell>
          <table:table-cell office:value-type="float" office:value="117201">
            <text:p>117201</text:p>
          </table:table-cell>
        </table:table-row>
        <table:table-row table:style-name="ro1">
          <table:table-cell office:value-type="string">
            <text:p>Reseda crispa</text:p>
          </table:table-cell>
          <table:table-cell office:value-type="float" office:value="117437">
            <text:p>117437</text:p>
          </table:table-cell>
        </table:table-row>
        <table:table-row table:style-name="ro1">
          <table:table-cell office:value-type="string">
            <text:p>Reseda lutea</text:p>
          </table:table-cell>
          <table:table-cell office:value-type="float" office:value="117458">
            <text:p>117458</text:p>
          </table:table-cell>
        </table:table-row>
        <table:table-row table:style-name="ro1">
          <table:table-cell office:value-type="string">
            <text:p>Rosa canina</text:p>
          </table:table-cell>
          <table:table-cell office:value-type="float" office:value="118073">
            <text:p>118073</text:p>
          </table:table-cell>
        </table:table-row>
        <table:table-row table:style-name="ro1">
          <table:table-cell office:value-type="string">
            <text:p>Rubus caesius</text:p>
          </table:table-cell>
          <table:table-cell office:value-type="float" office:value="118993">
            <text:p>118993</text:p>
          </table:table-cell>
        </table:table-row>
        <table:table-row table:style-name="ro1">
          <table:table-cell office:value-type="string">
            <text:p>Rubus fruticosus</text:p>
          </table:table-cell>
          <table:table-cell office:value-type="float" office:value="119097">
            <text:p>119097</text:p>
          </table:table-cell>
        </table:table-row>
        <table:table-row table:style-name="ro1">
          <table:table-cell office:value-type="string">
            <text:p>Rumex acetosa</text:p>
          </table:table-cell>
          <table:table-cell office:value-type="float" office:value="119418">
            <text:p>119418</text:p>
          </table:table-cell>
        </table:table-row>
        <table:table-row table:style-name="ro1">
          <table:table-cell office:value-type="string">
            <text:p>Rumex acetosella</text:p>
          </table:table-cell>
          <table:table-cell office:value-type="float" office:value="119419">
            <text:p>119419</text:p>
          </table:table-cell>
        </table:table-row>
        <table:table-row table:style-name="ro1">
          <table:table-cell office:value-type="string">
            <text:p>Rumex conglomeratus</text:p>
          </table:table-cell>
          <table:table-cell office:value-type="float" office:value="119471">
            <text:p>119471</text:p>
          </table:table-cell>
        </table:table-row>
        <table:table-row table:style-name="ro1">
          <table:table-cell office:value-type="string">
            <text:p>Rumex crispus</text:p>
          </table:table-cell>
          <table:table-cell office:value-type="float" office:value="119473">
            <text:p>119473</text:p>
          </table:table-cell>
        </table:table-row>
        <table:table-row table:style-name="ro1">
          <table:table-cell office:value-type="string">
            <text:p>Rumex obtusifolius</text:p>
          </table:table-cell>
          <table:table-cell office:value-type="float" office:value="119550">
            <text:p>119550</text:p>
          </table:table-cell>
        </table:table-row>
        <table:table-row table:style-name="ro1">
          <table:table-cell office:value-type="string">
            <text:p>Sagina apetala</text:p>
          </table:table-cell>
          <table:table-cell office:value-type="float" office:value="119780">
            <text:p>119780</text:p>
          </table:table-cell>
        </table:table-row>
        <table:table-row table:style-name="ro1">
          <table:table-cell office:value-type="string">
            <text:p>Salix alba</text:p>
          </table:table-cell>
          <table:table-cell office:value-type="float" office:value="119915">
            <text:p>119915</text:p>
          </table:table-cell>
        </table:table-row>
        <table:table-row table:style-name="ro1">
          <table:table-cell office:value-type="string">
            <text:p>Salvia pratensis</text:p>
          </table:table-cell>
          <table:table-cell office:value-type="float" office:value="120685">
            <text:p>120685</text:p>
          </table:table-cell>
        </table:table-row>
        <table:table-row table:style-name="ro1">
          <table:table-cell office:value-type="string">
            <text:p>Sambucus ebulus</text:p>
          </table:table-cell>
          <table:table-cell office:value-type="float" office:value="120712">
            <text:p>120712</text:p>
          </table:table-cell>
        </table:table-row>
        <table:table-row table:style-name="ro1">
          <table:table-cell office:value-type="string">
            <text:p>Sanguisorba minor</text:p>
          </table:table-cell>
          <table:table-cell office:value-type="float" office:value="120753">
            <text:p>120753</text:p>
          </table:table-cell>
        </table:table-row>
        <table:table-row table:style-name="ro1">
          <table:table-cell office:value-type="string">
            <text:p>Saponaria officinalis</text:p>
          </table:table-cell>
          <table:table-cell office:value-type="float" office:value="120824">
            <text:p>120824</text:p>
          </table:table-cell>
        </table:table-row>
        <table:table-row table:style-name="ro1">
          <table:table-cell office:value-type="string">
            <text:p>Scabiosa columbaria</text:p>
          </table:table-cell>
          <table:table-cell office:value-type="float" office:value="121334">
            <text:p>121334</text:p>
          </table:table-cell>
        </table:table-row>
        <table:table-row table:style-name="ro1">
          <table:table-cell office:value-type="string">
            <text:p>Festuca pratensis</text:p>
          </table:table-cell>
          <table:table-cell office:value-type="float" office:value="121479">
            <text:p>121479</text:p>
          </table:table-cell>
        </table:table-row>
        <table:table-row table:style-name="ro1">
          <table:table-cell office:value-type="string">
            <text:p>Schedonorus pratensis</text:p>
          </table:table-cell>
          <table:table-cell office:value-type="float" office:value="121479">
            <text:p>121479</text:p>
          </table:table-cell>
        </table:table-row>
        <table:table-row table:style-name="ro1">
          <table:table-cell office:value-type="string">
            <text:p>securigera varia</text:p>
          </table:table-cell>
          <table:table-cell office:value-type="float" office:value="122098">
            <text:p>122098</text:p>
          </table:table-cell>
        </table:table-row>
        <table:table-row table:style-name="ro1">
          <table:table-cell office:value-type="string">
            <text:p>Senecio inaequidens</text:p>
          </table:table-cell>
          <table:table-cell office:value-type="float" office:value="122630">
            <text:p>122630</text:p>
          </table:table-cell>
        </table:table-row>
        <table:table-row table:style-name="ro1">
          <table:table-cell office:value-type="string">
            <text:p>Senecio jacobaea</text:p>
          </table:table-cell>
          <table:table-cell office:value-type="float" office:value="122636">
            <text:p>122636</text:p>
          </table:table-cell>
        </table:table-row>
        <table:table-row table:style-name="ro1">
          <table:table-cell office:value-type="string">
            <text:p>Senecio jacobea</text:p>
          </table:table-cell>
          <table:table-cell office:value-type="float" office:value="122636">
            <text:p>122636</text:p>
          </table:table-cell>
        </table:table-row>
        <table:table-row table:style-name="ro1">
          <table:table-cell office:value-type="string">
            <text:p>Senecio squalidus</text:p>
          </table:table-cell>
          <table:table-cell office:value-type="float" office:value="122723">
            <text:p>122723</text:p>
          </table:table-cell>
        </table:table-row>
        <table:table-row table:style-name="ro1">
          <table:table-cell office:value-type="string">
            <text:p>Senecio sylvaticus</text:p>
          </table:table-cell>
          <table:table-cell office:value-type="float" office:value="122726">
            <text:p>122726</text:p>
          </table:table-cell>
        </table:table-row>
        <table:table-row table:style-name="ro1">
          <table:table-cell office:value-type="string">
            <text:p>Senecio vulgaris</text:p>
          </table:table-cell>
          <table:table-cell office:value-type="float" office:value="122745">
            <text:p>122745</text:p>
          </table:table-cell>
        </table:table-row>
        <table:table-row table:style-name="ro1">
          <table:table-cell office:value-type="string">
            <text:p>Silene baccifera</text:p>
          </table:table-cell>
          <table:table-cell office:value-type="float" office:value="123401">
            <text:p>123401</text:p>
          </table:table-cell>
        </table:table-row>
        <table:table-row table:style-name="ro1">
          <table:table-cell office:value-type="string">
            <text:p>Silene latifolia</text:p>
          </table:table-cell>
          <table:table-cell office:value-type="float" office:value="123522">
            <text:p>123522</text:p>
          </table:table-cell>
        </table:table-row>
        <table:table-row table:style-name="ro1">
          <table:table-cell office:value-type="string">
            <text:p>Silene vulgaris</text:p>
          </table:table-cell>
          <table:table-cell office:value-type="float" office:value="123683">
            <text:p>123683</text:p>
          </table:table-cell>
        </table:table-row>
        <table:table-row table:style-name="ro1">
          <table:table-cell office:value-type="string">
            <text:p>Sinapis arvensis</text:p>
          </table:table-cell>
          <table:table-cell office:value-type="float" office:value="123713">
            <text:p>123713</text:p>
          </table:table-cell>
        </table:table-row>
        <table:table-row table:style-name="ro1">
          <table:table-cell office:value-type="string">
            <text:p>Solanum dulcamara</text:p>
          </table:table-cell>
          <table:table-cell office:value-type="float" office:value="124034">
            <text:p>124034</text:p>
          </table:table-cell>
        </table:table-row>
        <table:table-row table:style-name="ro1">
          <table:table-cell office:value-type="string">
            <text:p>Solanum nigrum</text:p>
          </table:table-cell>
          <table:table-cell office:value-type="float" office:value="124080">
            <text:p>124080</text:p>
          </table:table-cell>
        </table:table-row>
        <table:table-row table:style-name="ro1">
          <table:table-cell office:value-type="string">
            <text:p>Solidago canadensis</text:p>
          </table:table-cell>
          <table:table-cell office:value-type="float" office:value="124164">
            <text:p>124164</text:p>
          </table:table-cell>
        </table:table-row>
        <table:table-row table:style-name="ro1">
          <table:table-cell office:value-type="string">
            <text:p>Sonchus arvensis</text:p>
          </table:table-cell>
          <table:table-cell office:value-type="float" office:value="124232">
            <text:p>124232</text:p>
          </table:table-cell>
        </table:table-row>
        <table:table-row table:style-name="ro1">
          <table:table-cell office:value-type="string">
            <text:p>laitron rude</text:p>
          </table:table-cell>
          <table:table-cell office:value-type="float" office:value="124233">
            <text:p>124233</text:p>
          </table:table-cell>
        </table:table-row>
        <table:table-row table:style-name="ro1">
          <table:table-cell office:value-type="string">
            <text:p>Sonchus asper</text:p>
          </table:table-cell>
          <table:table-cell office:value-type="float" office:value="124233">
            <text:p>124233</text:p>
          </table:table-cell>
        </table:table-row>
        <table:table-row table:style-name="ro1">
          <table:table-cell office:value-type="string">
            <text:p>Sonchus oleraceus</text:p>
          </table:table-cell>
          <table:table-cell office:value-type="float" office:value="124261">
            <text:p>124261</text:p>
          </table:table-cell>
        </table:table-row>
        <table:table-row table:style-name="ro1">
          <table:table-cell office:value-type="string">
            <text:p>Stachys recta</text:p>
          </table:table-cell>
          <table:table-cell office:value-type="float" office:value="124805">
            <text:p>124805</text:p>
          </table:table-cell>
        </table:table-row>
        <table:table-row table:style-name="ro1">
          <table:table-cell office:value-type="string">
            <text:p>Stellaria graminea</text:p>
          </table:table-cell>
          <table:table-cell office:value-type="float" office:value="125000">
            <text:p>125000</text:p>
          </table:table-cell>
        </table:table-row>
        <table:table-row table:style-name="ro1">
          <table:table-cell office:value-type="string">
            <text:p>Symphytum officinale</text:p>
          </table:table-cell>
          <table:table-cell office:value-type="float" office:value="125355">
            <text:p>125355</text:p>
          </table:table-cell>
        </table:table-row>
        <table:table-row table:style-name="ro1">
          <table:table-cell office:value-type="string">
            <text:p>Tanacetum vulgare</text:p>
          </table:table-cell>
          <table:table-cell office:value-type="float" office:value="125474">
            <text:p>125474</text:p>
          </table:table-cell>
        </table:table-row>
        <table:table-row table:style-name="ro1">
          <table:table-cell office:value-type="string">
            <text:p>Teucrium scorodonia</text:p>
          </table:table-cell>
          <table:table-cell office:value-type="float" office:value="126035">
            <text:p>126035</text:p>
          </table:table-cell>
        </table:table-row>
        <table:table-row table:style-name="ro1">
          <table:table-cell office:value-type="string">
            <text:p>Torilis arvensis</text:p>
          </table:table-cell>
          <table:table-cell office:value-type="float" office:value="126846">
            <text:p>126846</text:p>
          </table:table-cell>
        </table:table-row>
        <table:table-row table:style-name="ro1">
          <table:table-cell office:value-type="string">
            <text:p>Torilis japonica</text:p>
          </table:table-cell>
          <table:table-cell office:value-type="float" office:value="126859">
            <text:p>126859</text:p>
          </table:table-cell>
        </table:table-row>
        <table:table-row table:style-name="ro1">
          <table:table-cell office:value-type="string">
            <text:p>Torilis nodosa</text:p>
          </table:table-cell>
          <table:table-cell office:value-type="float" office:value="126865">
            <text:p>126865</text:p>
          </table:table-cell>
        </table:table-row>
        <table:table-row table:style-name="ro1">
          <table:table-cell office:value-type="string">
            <text:p>Tragopogon pratensis</text:p>
          </table:table-cell>
          <table:table-cell office:value-type="float" office:value="127029">
            <text:p>127029</text:p>
          </table:table-cell>
        </table:table-row>
        <table:table-row table:style-name="ro1">
          <table:table-cell office:value-type="string">
            <text:p>Trifolium arvense</text:p>
          </table:table-cell>
          <table:table-cell office:value-type="float" office:value="127230">
            <text:p>127230</text:p>
          </table:table-cell>
        </table:table-row>
        <table:table-row table:style-name="ro1">
          <table:table-cell office:value-type="string">
            <text:p>Trifolium campestre</text:p>
          </table:table-cell>
          <table:table-cell office:value-type="float" office:value="127259">
            <text:p>127259</text:p>
          </table:table-cell>
        </table:table-row>
        <table:table-row table:style-name="ro1">
          <table:table-cell office:value-type="string">
            <text:p>Trifolium dubium</text:p>
          </table:table-cell>
          <table:table-cell office:value-type="float" office:value="127294">
            <text:p>127294</text:p>
          </table:table-cell>
        </table:table-row>
        <table:table-row table:style-name="ro1">
          <table:table-cell office:value-type="string">
            <text:p>Trifolium fragiferum</text:p>
          </table:table-cell>
          <table:table-cell office:value-type="float" office:value="127314">
            <text:p>127314</text:p>
          </table:table-cell>
        </table:table-row>
        <table:table-row table:style-name="ro1">
          <table:table-cell office:value-type="string">
            <text:p>Trifolium pratense</text:p>
          </table:table-cell>
          <table:table-cell office:value-type="float" office:value="127439">
            <text:p>127439</text:p>
          </table:table-cell>
        </table:table-row>
        <table:table-row table:style-name="ro1">
          <table:table-cell office:value-type="string">
            <text:p>Trifolium repens</text:p>
          </table:table-cell>
          <table:table-cell office:value-type="float" office:value="127454">
            <text:p>127454</text:p>
          </table:table-cell>
        </table:table-row>
        <table:table-row table:style-name="ro1">
          <table:table-cell office:value-type="string">
            <text:p>Tripleurospermum inodorum</text:p>
          </table:table-cell>
          <table:table-cell office:value-type="float" office:value="127613">
            <text:p>127613</text:p>
          </table:table-cell>
        </table:table-row>
        <table:table-row table:style-name="ro1">
          <table:table-cell office:value-type="string">
            <text:p>Trisetum flavescens</text:p>
          </table:table-cell>
          <table:table-cell office:value-type="float" office:value="127660">
            <text:p>127660</text:p>
          </table:table-cell>
        </table:table-row>
        <table:table-row table:style-name="ro1">
          <table:table-cell office:value-type="string">
            <text:p>Tussilago farfara</text:p>
          </table:table-cell>
          <table:table-cell office:value-type="float" office:value="128042">
            <text:p>128042</text:p>
          </table:table-cell>
        </table:table-row>
        <table:table-row table:style-name="ro1">
          <table:table-cell office:value-type="string">
            <text:p>Typha latifolia</text:p>
          </table:table-cell>
          <table:table-cell office:value-type="float" office:value="128077">
            <text:p>128077</text:p>
          </table:table-cell>
        </table:table-row>
        <table:table-row table:style-name="ro1">
          <table:table-cell office:value-type="string">
            <text:p>Urtica dioica</text:p>
          </table:table-cell>
          <table:table-cell office:value-type="float" office:value="128268">
            <text:p>128268</text:p>
          </table:table-cell>
        </table:table-row>
        <table:table-row table:style-name="ro1">
          <table:table-cell office:value-type="string">
            <text:p>Verbascum nigrum</text:p>
          </table:table-cell>
          <table:table-cell office:value-type="float" office:value="128615">
            <text:p>128615</text:p>
          </table:table-cell>
        </table:table-row>
        <table:table-row table:style-name="ro1">
          <table:table-cell office:value-type="string">
            <text:p>Verbena officinalis</text:p>
          </table:table-cell>
          <table:table-cell office:value-type="float" office:value="128754">
            <text:p>128754</text:p>
          </table:table-cell>
        </table:table-row>
        <table:table-row table:style-name="ro1">
          <table:table-cell office:value-type="string">
            <text:p>Veronica agrestis</text:p>
          </table:table-cell>
          <table:table-cell office:value-type="float" office:value="128786">
            <text:p>128786</text:p>
          </table:table-cell>
        </table:table-row>
        <table:table-row table:style-name="ro1">
          <table:table-cell office:value-type="string">
            <text:p>Veronica arvensis</text:p>
          </table:table-cell>
          <table:table-cell office:value-type="float" office:value="128801">
            <text:p>128801</text:p>
          </table:table-cell>
        </table:table-row>
        <table:table-row table:style-name="ro1">
          <table:table-cell office:value-type="string">
            <text:p>Veronica chamaedrys</text:p>
          </table:table-cell>
          <table:table-cell office:value-type="float" office:value="128832">
            <text:p>128832</text:p>
          </table:table-cell>
        </table:table-row>
        <table:table-row table:style-name="ro1">
          <table:table-cell office:value-type="string">
            <text:p>Veronica serpyllifolia</text:p>
          </table:table-cell>
          <table:table-cell office:value-type="float" office:value="129003">
            <text:p>129003</text:p>
          </table:table-cell>
        </table:table-row>
        <table:table-row table:style-name="ro1">
          <table:table-cell office:value-type="string">
            <text:p>Veronica spicata</text:p>
          </table:table-cell>
          <table:table-cell office:value-type="float" office:value="129007">
            <text:p>129007</text:p>
          </table:table-cell>
        </table:table-row>
        <table:table-row table:style-name="ro1">
          <table:table-cell office:value-type="string">
            <text:p>Viburnum opulus</text:p>
          </table:table-cell>
          <table:table-cell office:value-type="float" office:value="129087">
            <text:p>129087</text:p>
          </table:table-cell>
        </table:table-row>
        <table:table-row table:style-name="ro1">
          <table:table-cell office:value-type="string">
            <text:p>Vicia cracca</text:p>
          </table:table-cell>
          <table:table-cell office:value-type="float" office:value="129147">
            <text:p>129147</text:p>
          </table:table-cell>
        </table:table-row>
        <table:table-row table:style-name="ro1">
          <table:table-cell office:value-type="string">
            <text:p>Vicia hirsuta</text:p>
          </table:table-cell>
          <table:table-cell office:value-type="float" office:value="129191">
            <text:p>129191</text:p>
          </table:table-cell>
        </table:table-row>
        <table:table-row table:style-name="ro1">
          <table:table-cell office:value-type="string">
            <text:p>Vicia lathyroides</text:p>
          </table:table-cell>
          <table:table-cell office:value-type="float" office:value="129207">
            <text:p>129207</text:p>
          </table:table-cell>
        </table:table-row>
        <table:table-row table:style-name="ro1">
          <table:table-cell office:value-type="string">
            <text:p>Vicia lutea</text:p>
          </table:table-cell>
          <table:table-cell office:value-type="float" office:value="129225">
            <text:p>129225</text:p>
          </table:table-cell>
        </table:table-row>
        <table:table-row table:style-name="ro1">
          <table:table-cell office:value-type="string">
            <text:p>Vicia sativa</text:p>
          </table:table-cell>
          <table:table-cell office:value-type="float" office:value="129298">
            <text:p>129298</text:p>
          </table:table-cell>
        </table:table-row>
        <table:table-row table:style-name="ro1">
          <table:table-cell office:value-type="string">
            <text:p>Viscia sativa</text:p>
          </table:table-cell>
          <table:table-cell office:value-type="float" office:value="129298">
            <text:p>129298</text:p>
          </table:table-cell>
        </table:table-row>
        <table:table-row table:style-name="ro1">
          <table:table-cell office:value-type="string">
            <text:p>Vicia segetalis</text:p>
          </table:table-cell>
          <table:table-cell office:value-type="float" office:value="129302">
            <text:p>129302</text:p>
          </table:table-cell>
        </table:table-row>
        <table:table-row table:style-name="ro1">
          <table:table-cell office:value-type="string">
            <text:p>Vicia sepium</text:p>
          </table:table-cell>
          <table:table-cell office:value-type="float" office:value="129305">
            <text:p>129305</text:p>
          </table:table-cell>
        </table:table-row>
        <table:table-row table:style-name="ro1">
          <table:table-cell office:value-type="string">
            <text:p>Vicia tetrasperma</text:p>
          </table:table-cell>
          <table:table-cell office:value-type="float" office:value="129325">
            <text:p>129325</text:p>
          </table:table-cell>
        </table:table-row>
        <table:table-row table:style-name="ro1">
          <table:table-cell office:value-type="string">
            <text:p>Vulpia bromoides</text:p>
          </table:table-cell>
          <table:table-cell office:value-type="float" office:value="129997">
            <text:p>129997</text:p>
          </table:table-cell>
        </table:table-row>
        <table:table-row table:style-name="ro1">
          <table:table-cell office:value-type="string">
            <text:p>Vulpia ciliata</text:p>
          </table:table-cell>
          <table:table-cell office:value-type="float" office:value="129999">
            <text:p>129999</text:p>
          </table:table-cell>
        </table:table-row>
        <table:table-row table:style-name="ro1">
          <table:table-cell office:value-type="string">
            <text:p>Vulpia myuros</text:p>
          </table:table-cell>
          <table:table-cell office:value-type="float" office:value="130028">
            <text:p>130028</text:p>
          </table:table-cell>
        </table:table-row>
        <table:table-row table:style-name="ro1">
          <table:table-cell office:value-type="string">
            <text:p>Agropyron repens subsp. junceum</text:p>
          </table:table-cell>
          <table:table-cell office:value-type="float" office:value="130907">
            <text:p>130907</text:p>
          </table:table-cell>
        </table:table-row>
        <table:table-row table:style-name="ro1">
          <table:table-cell office:value-type="string">
            <text:p>Bromus erectus subsp. erectus</text:p>
          </table:table-cell>
          <table:table-cell office:value-type="float" office:value="132249">
            <text:p>132249</text:p>
          </table:table-cell>
        </table:table-row>
        <table:table-row table:style-name="ro1">
          <table:table-cell office:value-type="string">
            <text:p>Bromus hordeaceus subsp. hordeaceus</text:p>
          </table:table-cell>
          <table:table-cell office:value-type="float" office:value="132258">
            <text:p>132258</text:p>
          </table:table-cell>
        </table:table-row>
        <table:table-row table:style-name="ro1">
          <table:table-cell office:value-type="string">
            <text:p>Bromus mollis subsp. thominei</text:p>
          </table:table-cell>
          <table:table-cell office:value-type="float" office:value="132284">
            <text:p>132284</text:p>
          </table:table-cell>
        </table:table-row>
        <table:table-row table:style-name="ro1">
          <table:table-cell office:value-type="string">
            <text:p>Cerastium fontanum subsp. vulgare</text:p>
          </table:table-cell>
          <table:table-cell office:value-type="float" office:value="133108">
            <text:p>133108</text:p>
          </table:table-cell>
        </table:table-row>
        <table:table-row table:style-name="ro1">
          <table:table-cell office:value-type="string">
            <text:p>Erythraea centaurium subsp. latifolia</text:p>
          </table:table-cell>
          <table:table-cell office:value-type="float" office:value="134335">
            <text:p>134335</text:p>
          </table:table-cell>
        </table:table-row>
        <table:table-row table:style-name="ro1">
          <table:table-cell office:value-type="string">
            <text:p>Galium verum subsp. verum</text:p>
          </table:table-cell>
          <table:table-cell office:value-type="float" office:value="134957">
            <text:p>134957</text:p>
          </table:table-cell>
        </table:table-row>
        <table:table-row table:style-name="ro1">
          <table:table-cell office:value-type="string">
            <text:p>Medicago sativa subsp. glomerata x Medicago sativa subsp. sativa</text:p>
          </table:table-cell>
          <table:table-cell office:value-type="float" office:value="137672">
            <text:p>137672</text:p>
          </table:table-cell>
        </table:table-row>
        <table:table-row table:style-name="ro1">
          <table:table-cell office:value-type="string">
            <text:p>Medicago sativa subsp. sativa</text:p>
          </table:table-cell>
          <table:table-cell office:value-type="float" office:value="137673">
            <text:p>137673</text:p>
          </table:table-cell>
        </table:table-row>
        <table:table-row table:style-name="ro1">
          <table:table-cell office:value-type="string">
            <text:p>Silene latifolia subsp. alba</text:p>
          </table:table-cell>
          <table:table-cell office:value-type="float" office:value="141165">
            <text:p>141165</text:p>
          </table:table-cell>
        </table:table-row>
        <table:table-row table:style-name="ro1">
          <table:table-cell office:value-type="string">
            <text:p>Polygonum persicaria var. incanum</text:p>
          </table:table-cell>
          <table:table-cell office:value-type="float" office:value="149947">
            <text:p>149947</text:p>
          </table:table-cell>
        </table:table-row>
        <table:table-row table:style-name="ro1">
          <table:table-cell office:value-type="string">
            <text:p>Festuca arundinacea proles mediterranea</text:p>
          </table:table-cell>
          <table:table-cell office:value-type="float" office:value="153175">
            <text:p>153175</text:p>
          </table:table-cell>
        </table:table-row>
        <table:table-row table:style-name="ro1">
          <table:table-cell office:value-type="string">
            <text:p>Elymus repens subsp. repens</text:p>
          </table:table-cell>
          <table:table-cell office:value-type="float" office:value="159500">
            <text:p>159500</text:p>
          </table:table-cell>
        </table:table-row>
        <table:table-row table:style-name="ro1">
          <table:table-cell office:value-type="string">
            <text:p>Lampsana communis</text:p>
          </table:table-cell>
          <table:table-cell office:value-type="float" office:value="161041">
            <text:p>161041</text:p>
          </table:table-cell>
        </table:table-row>
        <table:table-row table:style-name="ro1">
          <table:table-cell office:value-type="string">
            <text:p>Apiaceae</text:p>
          </table:table-cell>
          <table:table-cell office:value-type="float" office:value="187226">
            <text:p>187226</text:p>
          </table:table-cell>
        </table:table-row>
        <table:table-row table:style-name="ro1">
          <table:table-cell office:value-type="string">
            <text:p>Caryophyllaceae</text:p>
          </table:table-cell>
          <table:table-cell office:value-type="float" office:value="187285">
            <text:p>187285</text:p>
          </table:table-cell>
        </table:table-row>
        <table:table-row table:style-name="ro1">
          <table:table-cell office:value-type="string">
            <text:p>Poaceae</text:p>
          </table:table-cell>
          <table:table-cell office:value-type="float" office:value="187444">
            <text:p>187444</text:p>
          </table:table-cell>
        </table:table-row>
        <table:table-row table:style-name="ro1">
          <table:table-cell office:value-type="string">
            <text:p>Acer</text:p>
          </table:table-cell>
          <table:table-cell office:value-type="float" office:value="188731">
            <text:p>188731</text:p>
          </table:table-cell>
        </table:table-row>
        <table:table-row table:style-name="ro1">
          <table:table-cell office:value-type="string">
            <text:p>Agrimonia</text:p>
          </table:table-cell>
          <table:table-cell office:value-type="float" office:value="188897">
            <text:p>188897</text:p>
          </table:table-cell>
        </table:table-row>
        <table:table-row table:style-name="ro1">
          <table:table-cell office:value-type="string">
            <text:p>Agrostis</text:p>
          </table:table-cell>
          <table:table-cell office:value-type="float" office:value="188909">
            <text:p>188909</text:p>
          </table:table-cell>
        </table:table-row>
        <table:table-row table:style-name="ro1">
          <table:table-cell office:value-type="string">
            <text:p>Allium</text:p>
          </table:table-cell>
          <table:table-cell office:value-type="float" office:value="188971">
            <text:p>188971</text:p>
          </table:table-cell>
        </table:table-row>
        <table:table-row table:style-name="ro1">
          <table:table-cell office:value-type="string">
            <text:p>ambroisie </text:p>
          </table:table-cell>
          <table:table-cell office:value-type="float" office:value="189037">
            <text:p>189037</text:p>
          </table:table-cell>
        </table:table-row>
        <table:table-row table:style-name="ro1">
          <table:table-cell office:value-type="string">
            <text:p>Aster</text:p>
          </table:table-cell>
          <table:table-cell office:value-type="float" office:value="189558">
            <text:p>189558</text:p>
          </table:table-cell>
        </table:table-row>
        <table:table-row table:style-name="ro1">
          <table:table-cell office:value-type="string">
            <text:p>Brachypodium</text:p>
          </table:table-cell>
          <table:table-cell office:value-type="float" office:value="190021">
            <text:p>190021</text:p>
          </table:table-cell>
        </table:table-row>
        <table:table-row table:style-name="ro1">
          <table:table-cell office:value-type="string">
            <text:p>Bromus</text:p>
          </table:table-cell>
          <table:table-cell office:value-type="float" office:value="190057">
            <text:p>190057</text:p>
          </table:table-cell>
        </table:table-row>
        <table:table-row table:style-name="ro1">
          <table:table-cell office:value-type="string">
            <text:p>cardamine</text:p>
          </table:table-cell>
          <table:table-cell office:value-type="float" office:value="190341">
            <text:p>190341</text:p>
          </table:table-cell>
        </table:table-row>
        <table:table-row table:style-name="ro1">
          <table:table-cell office:value-type="string">
            <text:p>Carduus</text:p>
          </table:table-cell>
          <table:table-cell office:value-type="float" office:value="190352">
            <text:p>190352</text:p>
          </table:table-cell>
        </table:table-row>
        <table:table-row table:style-name="ro1">
          <table:table-cell office:value-type="string">
            <text:p>Carex</text:p>
          </table:table-cell>
          <table:table-cell office:value-type="float" office:value="190355">
            <text:p>190355</text:p>
          </table:table-cell>
        </table:table-row>
        <table:table-row table:style-name="ro1">
          <table:table-cell office:value-type="string">
            <text:p>Laiche</text:p>
          </table:table-cell>
          <table:table-cell office:value-type="float" office:value="190355">
            <text:p>190355</text:p>
          </table:table-cell>
        </table:table-row>
        <table:table-row table:style-name="ro1">
          <table:table-cell office:value-type="string">
            <text:p>Laîche</text:p>
          </table:table-cell>
          <table:table-cell office:value-type="float" office:value="190355">
            <text:p>190355</text:p>
          </table:table-cell>
        </table:table-row>
        <table:table-row table:style-name="ro1">
          <table:table-cell office:value-type="string">
            <text:p>Centaurea</text:p>
          </table:table-cell>
          <table:table-cell office:value-type="float" office:value="190443">
            <text:p>190443</text:p>
          </table:table-cell>
        </table:table-row>
        <table:table-row table:style-name="ro1">
          <table:table-cell office:value-type="string">
            <text:p>Cerastium</text:p>
          </table:table-cell>
          <table:table-cell office:value-type="float" office:value="190485">
            <text:p>190485</text:p>
          </table:table-cell>
        </table:table-row>
        <table:table-row table:style-name="ro1">
          <table:table-cell office:value-type="string">
            <text:p>Cirsium</text:p>
          </table:table-cell>
          <table:table-cell office:value-type="float" office:value="190854">
            <text:p>190854</text:p>
          </table:table-cell>
        </table:table-row>
        <table:table-row table:style-name="ro1">
          <table:table-cell office:value-type="string">
            <text:p>Convolvulus</text:p>
          </table:table-cell>
          <table:table-cell office:value-type="float" office:value="191107">
            <text:p>191107</text:p>
          </table:table-cell>
        </table:table-row>
        <table:table-row table:style-name="ro1">
          <table:table-cell office:value-type="string">
            <text:p>Crataegus</text:p>
          </table:table-cell>
          <table:table-cell office:value-type="float" office:value="191232">
            <text:p>191232</text:p>
          </table:table-cell>
        </table:table-row>
        <table:table-row table:style-name="ro1">
          <table:table-cell office:value-type="string">
            <text:p>Crepis</text:p>
          </table:table-cell>
          <table:table-cell office:value-type="float" office:value="191251">
            <text:p>191251</text:p>
          </table:table-cell>
        </table:table-row>
        <table:table-row table:style-name="ro1">
          <table:table-cell office:value-type="string">
            <text:p>Epilobium</text:p>
          </table:table-cell>
          <table:table-cell office:value-type="float" office:value="192232">
            <text:p>192232</text:p>
          </table:table-cell>
        </table:table-row>
        <table:table-row table:style-name="ro1">
          <table:table-cell office:value-type="string">
            <text:p>Epilobium sp.</text:p>
          </table:table-cell>
          <table:table-cell office:value-type="float" office:value="192232">
            <text:p>192232</text:p>
          </table:table-cell>
        </table:table-row>
        <table:table-row table:style-name="ro1">
          <table:table-cell office:value-type="string">
            <text:p>Equisetum</text:p>
          </table:table-cell>
          <table:table-cell office:value-type="float" office:value="192258">
            <text:p>192258</text:p>
          </table:table-cell>
        </table:table-row>
        <table:table-row table:style-name="ro1">
          <table:table-cell office:value-type="string">
            <text:p>Erodium</text:p>
          </table:table-cell>
          <table:table-cell office:value-type="float" office:value="192318">
            <text:p>192318</text:p>
          </table:table-cell>
        </table:table-row>
        <table:table-row table:style-name="ro1">
          <table:table-cell office:value-type="string">
            <text:p>Euphorbia</text:p>
          </table:table-cell>
          <table:table-cell office:value-type="float" office:value="192419">
            <text:p>192419</text:p>
          </table:table-cell>
        </table:table-row>
        <table:table-row table:style-name="ro1">
          <table:table-cell office:value-type="string">
            <text:p>Festuca</text:p>
          </table:table-cell>
          <table:table-cell office:value-type="float" office:value="192551">
            <text:p>192551</text:p>
          </table:table-cell>
        </table:table-row>
        <table:table-row table:style-name="ro1">
          <table:table-cell office:value-type="string">
            <text:p>Galium</text:p>
          </table:table-cell>
          <table:table-cell office:value-type="float" office:value="192690">
            <text:p>192690</text:p>
          </table:table-cell>
        </table:table-row>
        <table:table-row table:style-name="ro1">
          <table:table-cell office:value-type="string">
            <text:p>Geranium</text:p>
          </table:table-cell>
          <table:table-cell office:value-type="float" office:value="192773">
            <text:p>192773</text:p>
          </table:table-cell>
        </table:table-row>
        <table:table-row table:style-name="ro1">
          <table:table-cell office:value-type="string">
            <text:p>geranium </text:p>
          </table:table-cell>
          <table:table-cell office:value-type="float" office:value="192773">
            <text:p>192773</text:p>
          </table:table-cell>
        </table:table-row>
        <table:table-row table:style-name="ro1">
          <table:table-cell office:value-type="string">
            <text:p>Hedera</text:p>
          </table:table-cell>
          <table:table-cell office:value-type="float" office:value="193114">
            <text:p>193114</text:p>
          </table:table-cell>
        </table:table-row>
        <table:table-row table:style-name="ro1">
          <table:table-cell office:value-type="string">
            <text:p>Hieracium</text:p>
          </table:table-cell>
          <table:table-cell office:value-type="float" office:value="193276">
            <text:p>193276</text:p>
          </table:table-cell>
        </table:table-row>
        <table:table-row table:style-name="ro1">
          <table:table-cell office:value-type="string">
            <text:p>Hypericum</text:p>
          </table:table-cell>
          <table:table-cell office:value-type="float" office:value="193498">
            <text:p>193498</text:p>
          </table:table-cell>
        </table:table-row>
        <table:table-row table:style-name="ro1">
          <table:table-cell office:value-type="string">
            <text:p>juncus </text:p>
          </table:table-cell>
          <table:table-cell office:value-type="float" office:value="193689">
            <text:p>193689</text:p>
          </table:table-cell>
        </table:table-row>
        <table:table-row table:style-name="ro1">
          <table:table-cell office:value-type="string">
            <text:p>Lamium</text:p>
          </table:table-cell>
          <table:table-cell office:value-type="float" office:value="193822">
            <text:p>193822</text:p>
          </table:table-cell>
        </table:table-row>
        <table:table-row table:style-name="ro1">
          <table:table-cell office:value-type="string">
            <text:p>Lolium</text:p>
          </table:table-cell>
          <table:table-cell office:value-type="float" office:value="194257">
            <text:p>194257</text:p>
          </table:table-cell>
        </table:table-row>
        <table:table-row table:style-name="ro1">
          <table:table-cell office:value-type="string">
            <text:p>Medicago</text:p>
          </table:table-cell>
          <table:table-cell office:value-type="float" office:value="194515">
            <text:p>194515</text:p>
          </table:table-cell>
        </table:table-row>
        <table:table-row table:style-name="ro1">
          <table:table-cell office:value-type="string">
            <text:p>Mentha</text:p>
          </table:table-cell>
          <table:table-cell office:value-type="float" office:value="194615">
            <text:p>194615</text:p>
          </table:table-cell>
        </table:table-row>
        <table:table-row table:style-name="ro1">
          <table:table-cell office:value-type="string">
            <text:p>Myosotis</text:p>
          </table:table-cell>
          <table:table-cell office:value-type="float" office:value="195001">
            <text:p>195001</text:p>
          </table:table-cell>
        </table:table-row>
        <table:table-row table:style-name="ro1">
          <table:table-cell office:value-type="string">
            <text:p>myosotis sp.</text:p>
          </table:table-cell>
          <table:table-cell office:value-type="float" office:value="195001">
            <text:p>195001</text:p>
          </table:table-cell>
        </table:table-row>
        <table:table-row table:style-name="ro1">
          <table:table-cell office:value-type="string">
            <text:p>Ononis</text:p>
          </table:table-cell>
          <table:table-cell office:value-type="float" office:value="195452">
            <text:p>195452</text:p>
          </table:table-cell>
        </table:table-row>
        <table:table-row table:style-name="ro1">
          <table:table-cell office:value-type="string">
            <text:p>Ornithopus</text:p>
          </table:table-cell>
          <table:table-cell office:value-type="float" office:value="195539">
            <text:p>195539</text:p>
          </table:table-cell>
        </table:table-row>
        <table:table-row table:style-name="ro1">
          <table:table-cell office:value-type="string">
            <text:p>ornithupus</text:p>
          </table:table-cell>
          <table:table-cell office:value-type="float" office:value="195539">
            <text:p>195539</text:p>
          </table:table-cell>
        </table:table-row>
        <table:table-row table:style-name="ro1">
          <table:table-cell office:value-type="string">
            <text:p>Oxalis</text:p>
          </table:table-cell>
          <table:table-cell office:value-type="float" office:value="195604">
            <text:p>195604</text:p>
          </table:table-cell>
        </table:table-row>
        <table:table-row table:style-name="ro1">
          <table:table-cell office:value-type="string">
            <text:p>Papaver</text:p>
          </table:table-cell>
          <table:table-cell office:value-type="float" office:value="195739">
            <text:p>195739</text:p>
          </table:table-cell>
        </table:table-row>
        <table:table-row table:style-name="ro1">
          <table:table-cell office:value-type="string">
            <text:p>Poa</text:p>
          </table:table-cell>
          <table:table-cell office:value-type="float" office:value="196467">
            <text:p>196467</text:p>
          </table:table-cell>
        </table:table-row>
        <table:table-row table:style-name="ro1">
          <table:table-cell office:value-type="string">
            <text:p>poa sp</text:p>
          </table:table-cell>
          <table:table-cell office:value-type="float" office:value="196467">
            <text:p>196467</text:p>
          </table:table-cell>
        </table:table-row>
        <table:table-row table:style-name="ro1">
          <table:table-cell office:value-type="string">
            <text:p>Polygonum</text:p>
          </table:table-cell>
          <table:table-cell office:value-type="float" office:value="196532">
            <text:p>196532</text:p>
          </table:table-cell>
        </table:table-row>
        <table:table-row table:style-name="ro1">
          <table:table-cell office:value-type="string">
            <text:p>Potentilla</text:p>
          </table:table-cell>
          <table:table-cell office:value-type="float" office:value="196618">
            <text:p>196618</text:p>
          </table:table-cell>
        </table:table-row>
        <table:table-row table:style-name="ro1">
          <table:table-cell office:value-type="string">
            <text:p>Primula</text:p>
          </table:table-cell>
          <table:table-cell office:value-type="float" office:value="196635">
            <text:p>196635</text:p>
          </table:table-cell>
        </table:table-row>
        <table:table-row table:style-name="ro1">
          <table:table-cell office:value-type="string">
            <text:p>Prunus</text:p>
          </table:table-cell>
          <table:table-cell office:value-type="float" office:value="196709">
            <text:p>196709</text:p>
          </table:table-cell>
        </table:table-row>
        <table:table-row table:style-name="ro1">
          <table:table-cell office:value-type="string">
            <text:p>Prunus sp.</text:p>
          </table:table-cell>
          <table:table-cell office:value-type="float" office:value="196709">
            <text:p>196709</text:p>
          </table:table-cell>
        </table:table-row>
        <table:table-row table:style-name="ro1">
          <table:table-cell office:value-type="string">
            <text:p>pyracantha</text:p>
          </table:table-cell>
          <table:table-cell office:value-type="float" office:value="196966">
            <text:p>196966</text:p>
          </table:table-cell>
        </table:table-row>
        <table:table-row table:style-name="ro1">
          <table:table-cell office:value-type="string">
            <text:p>Ranunculus</text:p>
          </table:table-cell>
          <table:table-cell office:value-type="float" office:value="197047">
            <text:p>197047</text:p>
          </table:table-cell>
        </table:table-row>
        <table:table-row table:style-name="ro1">
          <table:table-cell office:value-type="string">
            <text:p>Rosa</text:p>
          </table:table-cell>
          <table:table-cell office:value-type="float" office:value="197264">
            <text:p>197264</text:p>
          </table:table-cell>
        </table:table-row>
        <table:table-row table:style-name="ro1">
          <table:table-cell office:value-type="string">
            <text:p>rosa sp.</text:p>
          </table:table-cell>
          <table:table-cell office:value-type="float" office:value="197264">
            <text:p>197264</text:p>
          </table:table-cell>
        </table:table-row>
        <table:table-row table:style-name="ro1">
          <table:table-cell office:value-type="string">
            <text:p>Rubus</text:p>
          </table:table-cell>
          <table:table-cell office:value-type="float" office:value="197281">
            <text:p>197281</text:p>
          </table:table-cell>
        </table:table-row>
        <table:table-row table:style-name="ro1">
          <table:table-cell office:value-type="string">
            <text:p>Rumex</text:p>
          </table:table-cell>
          <table:table-cell office:value-type="float" office:value="197284">
            <text:p>197284</text:p>
          </table:table-cell>
        </table:table-row>
        <table:table-row table:style-name="ro1">
          <table:table-cell office:value-type="string">
            <text:p>Securigera</text:p>
          </table:table-cell>
          <table:table-cell office:value-type="float" office:value="197562">
            <text:p>197562</text:p>
          </table:table-cell>
        </table:table-row>
        <table:table-row table:style-name="ro1">
          <table:table-cell office:value-type="string">
            <text:p>Senecio</text:p>
          </table:table-cell>
          <table:table-cell office:value-type="float" office:value="197585">
            <text:p>197585</text:p>
          </table:table-cell>
        </table:table-row>
        <table:table-row table:style-name="ro1">
          <table:table-cell office:value-type="string">
            <text:p>Sonchus</text:p>
          </table:table-cell>
          <table:table-cell office:value-type="float" office:value="197758">
            <text:p>197758</text:p>
          </table:table-cell>
        </table:table-row>
        <table:table-row table:style-name="ro1">
          <table:table-cell office:value-type="string">
            <text:p>Thymus</text:p>
          </table:table-cell>
          <table:table-cell office:value-type="float" office:value="198449">
            <text:p>198449</text:p>
          </table:table-cell>
        </table:table-row>
        <table:table-row table:style-name="ro1">
          <table:table-cell office:value-type="string">
            <text:p>Torilis</text:p>
          </table:table-cell>
          <table:table-cell office:value-type="float" office:value="198509">
            <text:p>198509</text:p>
          </table:table-cell>
        </table:table-row>
        <table:table-row table:style-name="ro1">
          <table:table-cell office:value-type="string">
            <text:p>Trifolium</text:p>
          </table:table-cell>
          <table:table-cell office:value-type="float" office:value="198631">
            <text:p>198631</text:p>
          </table:table-cell>
        </table:table-row>
        <table:table-row table:style-name="ro1">
          <table:table-cell office:value-type="string">
            <text:p>Veronica</text:p>
          </table:table-cell>
          <table:table-cell office:value-type="float" office:value="198883">
            <text:p>198883</text:p>
          </table:table-cell>
        </table:table-row>
        <table:table-row table:style-name="ro1">
          <table:table-cell office:value-type="string">
            <text:p>Vicia</text:p>
          </table:table-cell>
          <table:table-cell office:value-type="float" office:value="198902">
            <text:p>198902</text:p>
          </table:table-cell>
        </table:table-row>
        <table:table-row table:style-name="ro1">
          <table:table-cell office:value-type="string">
            <text:p>vicia sp.</text:p>
          </table:table-cell>
          <table:table-cell office:value-type="float" office:value="198902">
            <text:p>198902</text:p>
          </table:table-cell>
        </table:table-row>
        <table:table-row table:style-name="ro1">
          <table:table-cell office:value-type="string">
            <text:p>Viscia sp</text:p>
          </table:table-cell>
          <table:table-cell office:value-type="float" office:value="198902">
            <text:p>198902</text:p>
          </table:table-cell>
        </table:table-row>
        <table:table-row table:style-name="ro1">
          <table:table-cell office:value-type="string">
            <text:p>Viola</text:p>
          </table:table-cell>
          <table:table-cell office:value-type="float" office:value="198911">
            <text:p>198911</text:p>
          </table:table-cell>
        </table:table-row>
        <table:table-row table:style-name="ro1">
          <table:table-cell office:value-type="string">
            <text:p>Gramineae</text:p>
          </table:table-cell>
          <table:table-cell office:value-type="float" office:value="453990">
            <text:p>453990</text:p>
          </table:table-cell>
        </table:table-row>
        <table:table-row table:style-name="ro1">
          <table:table-cell office:value-type="string">
            <text:p>Jacobaea vulgaris</text:p>
          </table:table-cell>
          <table:table-cell office:value-type="float" office:value="610646">
            <text:p>610646</text:p>
          </table:table-cell>
        </table:table-row>
        <table:table-row table:style-name="ro1">
          <table:table-cell office:value-type="string">
            <text:p>Lysimachia arvensis</text:p>
          </table:table-cell>
          <table:table-cell office:value-type="float" office:value="610909">
            <text:p>610909</text:p>
          </table:table-cell>
        </table:table-row>
        <table:table-row table:style-name="ro1">
          <table:table-cell office:value-type="string">
            <text:p>Agrimonia eupatoria var. grandis</text:p>
          </table:table-cell>
          <table:table-cell office:value-type="float" office:value="618679">
            <text:p>618679</text:p>
          </table:table-cell>
        </table:table-row>
        <table:table-row table:style-name="ro1">
          <table:table-cell office:value-type="string">
            <text:p>bryophyte </text:p>
          </table:table-cell>
          <table:table-cell office:value-type="float" office:value="705222">
            <text:p>705222</text:p>
          </table:table-cell>
        </table:table-row>
        <table:table-row table:style-name="ro1">
          <table:table-cell office:value-type="string">
            <text:p>Pilosella</text:p>
          </table:table-cell>
          <table:table-cell office:value-type="float" office:value="715557">
            <text:p>715557</text:p>
          </table:table-cell>
        </table:table-row>
        <table:table-row table:style-name="ro1">
          <table:table-cell office:value-type="string">
            <text:p>piloselle</text:p>
          </table:table-cell>
          <table:table-cell office:value-type="float" office:value="715557">
            <text:p>715557</text:p>
          </table:table-cell>
        </table:table-row>
        <table:table-row table:style-name="ro1">
          <table:table-cell office:value-type="string">
            <text:p>Helictochloa pratensis</text:p>
          </table:table-cell>
          <table:table-cell office:value-type="float" office:value="717224">
            <text:p>717224</text:p>
          </table:table-cell>
        </table:table-row>
        <table:table-row table:style-name="ro1">
          <table:table-cell office:value-type="string">
            <text:p>Schedonorus arundinaceus</text:p>
          </table:table-cell>
          <table:table-cell office:value-type="float" office:value="717533">
            <text:p>717533</text:p>
          </table:table-cell>
        </table:table-row>
        <table:table-row table:style-name="ro1">
          <table:table-cell office:value-type="string">
            <text:p>Schedonorus arundinaceus ? </text:p>
          </table:table-cell>
          <table:table-cell office:value-type="float" office:value="717533">
            <text:p>717533</text:p>
          </table:table-cell>
        </table:table-row>
        <table:table-row table:style-name="ro1">
          <table:table-cell office:value-type="string">
            <text:p>Barbarea vulgaris</text:p>
          </table:table-cell>
          <table:table-cell office:value-type="float" office:value="761965">
            <text:p>7619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/04/2016</text:date>, <text:time>08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document-statistic meta:table-count="1" meta:cell-count="806" meta:object-count="0"/>
  </office:meta>
</office:document-meta>
</file>